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5.7cm" fo:break-before="auto" fo:break-after="auto" table:align="margins"/>
    </style:style>
    <style:style style:name="Таблица1.A" style:family="table-column">
      <style:table-column-properties style:column-width="5.179cm" style:rel-column-width="13205*"/>
    </style:style>
    <style:style style:name="Таблица1.B" style:family="table-column">
      <style:table-column-properties style:column-width="5.103cm" style:rel-column-width="13012*"/>
    </style:style>
    <style:style style:name="Таблица1.C" style:family="table-column">
      <style:table-column-properties style:column-width="7.2cm" style:rel-column-width="18360*"/>
    </style:style>
    <style:style style:name="Таблица1.D" style:family="table-column">
      <style:table-column-properties style:column-width="8.218cm" style:rel-column-width="20958*"/>
    </style:style>
    <style:style style:name="Таблица1.A1" style:family="table-cell">
      <style:table-cell-properties fo:padding="0cm" fo:border="none" style:writing-mode="page"/>
    </style:style>
    <style:style style:name="Таблица1.3" style:family="table-row">
      <style:table-row-properties style:min-row-height="9.16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loext:graphic-properties draw:fill="none"/>
      <style:paragraph-properties fo:margin-left="18.5cm" fo:margin-right="0cm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8.5cm" fo:margin-right="0cm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2bea9" style:font-size-asian="14pt" style:font-style-asian="italic" style:font-size-complex="14pt" style:font-style-complex="italic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style="italic" style:text-underline-style="none" fo:font-weight="bold" officeooo:rsid="0002bea9" officeooo:paragraph-rsid="0002bea9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normal" style:text-underline-style="solid" style:text-underline-width="auto" style:text-underline-color="font-color" officeooo:rsid="0002bea9" officeooo:paragraph-rsid="00050fbb" style:font-size-asian="14pt" style:font-style-asian="normal" style:font-size-complex="14pt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style="normal" style:text-underline-style="solid" style:text-underline-width="auto" style:text-underline-color="font-color" fo:font-weight="bold" officeooo:rsid="00352792" officeooo:paragraph-rsid="0035279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style="normal" style:text-underline-style="solid" style:text-underline-width="auto" style:text-underline-color="font-color" fo:font-weight="bold" officeooo:rsid="00352792" officeooo:paragraph-rsid="00357ac6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2bea9" officeooo:paragraph-rsid="0002bea9" style:font-size-asian="12pt" style:font-size-complex="12pt"/>
    </style:style>
    <style:style style:name="P12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3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5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50fbb" officeooo:paragraph-rsid="00050fbb" style:font-size-asian="12pt" style:font-size-complex="12pt"/>
    </style:style>
    <style:style style:name="P17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18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19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f312" officeooo:paragraph-rsid="0010f312" style:font-size-asian="12pt" style:font-size-complex="12pt"/>
    </style:style>
    <style:style style:name="P20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21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22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dc574" officeooo:paragraph-rsid="001dc574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25916e" officeooo:paragraph-rsid="0025916e" style:font-size-asian="12pt" style:font-size-complex="12pt"/>
    </style:style>
    <style:style style:name="P2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30b650" officeooo:paragraph-rsid="0030b650" style:font-size-asian="12pt" style:font-size-complex="12pt"/>
    </style:style>
    <style:style style:name="P25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3298fc" officeooo:paragraph-rsid="003298fc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826da" officeooo:paragraph-rsid="000826da" style:font-size-asian="12pt" style:font-weight-asian="bold" style:font-size-complex="12pt" style:font-weight-complex="bold"/>
    </style:style>
    <style:style style:name="P27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71f40" officeooo:paragraph-rsid="00071f40" style:font-size-asian="12pt" style:font-weight-asian="bold" style:font-size-complex="12pt" style:font-weight-complex="bold"/>
    </style:style>
    <style:style style:name="P28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0f312" style:font-size-asian="12pt" style:font-weight-asian="bold" style:font-size-complex="12pt" style:font-weight-complex="bold"/>
    </style:style>
    <style:style style:name="P2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7348d" style:font-size-asian="12pt" style:font-weight-asian="bold" style:font-size-complex="12pt" style:font-weight-complex="bold"/>
    </style:style>
    <style:style style:name="P3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22f897" style:font-size-asian="12pt" style:font-weight-asian="bold" style:font-size-complex="12pt" style:font-weight-complex="bold"/>
    </style:style>
    <style:style style:name="P31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27e4cf" style:font-size-asian="12pt" style:font-weight-asian="bold" style:font-size-complex="12pt" style:font-weight-complex="bold"/>
    </style:style>
    <style:style style:name="P32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3298fc" style:font-size-asian="12pt" style:font-weight-asian="bold" style:font-size-complex="12pt" style:font-weight-complex="bold"/>
    </style:style>
    <style:style style:name="P33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5ab4e" officeooo:paragraph-rsid="0015ab4e" style:font-size-asian="12pt" style:font-weight-asian="bold" style:font-size-complex="12pt" style:font-weight-complex="bold"/>
    </style:style>
    <style:style style:name="P34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35" style:family="paragraph" style:parent-style-name="Table_20_Contents">
      <loext:graphic-properties draw:fill="none"/>
      <style:paragraph-properties fo:margin-left="0.199cm" fo:margin-right="0.4cm" fo:text-align="start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36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0826da" officeooo:paragraph-rsid="000826da" style:font-size-asian="12pt" style:font-weight-asian="normal" style:font-size-complex="12pt" style:font-weight-complex="normal"/>
    </style:style>
    <style:style style:name="P37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0f312" style:font-size-asian="12pt" style:font-weight-asian="normal" style:font-size-complex="12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7348d" style:font-size-asian="12pt" style:font-weight-asian="normal" style:font-size-complex="12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22f897" style:font-size-asian="12pt" style:font-weight-asian="normal" style:font-size-complex="12pt" style:font-weight-complex="normal"/>
    </style:style>
    <style:style style:name="P40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27e4cf" style:font-size-asian="12pt" style:font-weight-asian="normal" style:font-size-complex="12pt" style:font-weight-complex="normal"/>
    </style:style>
    <style:style style:name="P41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3298fc" style:font-size-asian="12pt" style:font-weight-asian="normal" style:font-size-complex="12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4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3f9c3" style:font-size-asian="12pt" style:font-weight-asian="normal" style:font-size-complex="12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df1b2" style:font-size-asian="12pt" style:font-weight-asian="normal" style:font-size-complex="12pt" style:font-weight-complex="normal"/>
    </style:style>
    <style:style style:name="P4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3302a4" style:font-size-asian="12pt" style:font-weight-asian="normal" style:font-size-complex="12pt" style:font-weight-complex="normal"/>
    </style:style>
    <style:style style:name="P49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d72b3" officeooo:paragraph-rsid="000d72b3" style:font-size-asian="12pt" style:font-weight-asian="bold" style:font-size-complex="12pt" style:font-weight-complex="bold"/>
    </style:style>
    <style:style style:name="P5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5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5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5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3f9c3" style:font-size-asian="12pt" style:font-weight-asian="bold" style:font-size-complex="12pt" style:font-weight-complex="bold"/>
    </style:style>
    <style:style style:name="P5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df1b2" style:font-size-asian="12pt" style:font-weight-asian="bold" style:font-size-complex="12pt" style:font-weight-complex="bold"/>
    </style:style>
    <style:style style:name="P5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3302a4" style:font-size-asian="12pt" style:font-weight-asian="bold" style:font-size-complex="12pt" style:font-weight-complex="bold"/>
    </style:style>
    <style:style style:name="P56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d72b3" officeooo:paragraph-rsid="000d72b3" style:font-size-asian="12pt" style:font-weight-asian="normal" style:font-size-complex="12pt" style:font-weight-complex="normal"/>
    </style:style>
    <style:style style:name="P5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5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5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6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3f9c3" style:font-size-asian="12pt" style:font-weight-asian="normal" style:font-size-complex="12pt" style:font-weight-complex="normal"/>
    </style:style>
    <style:style style:name="P6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df1b2" style:font-size-asian="12pt" style:font-weight-asian="normal" style:font-size-complex="12pt" style:font-weight-complex="normal"/>
    </style:style>
    <style:style style:name="P6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3302a4" style:font-size-asian="12pt" style:font-weight-asian="normal" style:font-size-complex="12pt" style:font-weight-complex="normal"/>
    </style:style>
    <style:style style:name="P63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2f897" style:font-size-asian="12pt" style:font-weight-asian="normal" style:font-size-complex="12pt" style:font-weight-complex="normal"/>
    </style:style>
    <style:style style:name="P64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none" fo:font-weight="bold" officeooo:rsid="0015ab4e" officeooo:paragraph-rsid="0015ab4e" style:font-size-asian="12pt" style:font-weight-asian="bold" style:font-size-complex="12pt" style:font-weight-complex="bold"/>
    </style:style>
    <style:style style:name="P65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fo:font-weight="bold" officeooo:rsid="0015f66a" officeooo:paragraph-rsid="0015f66a" style:font-size-asian="12pt" style:font-weight-asian="bold" style:font-size-complex="12pt" style:font-weight-complex="bold"/>
    </style:style>
    <style:style style:name="P66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fo:font-weight="bold" officeooo:rsid="003298fc" officeooo:paragraph-rsid="003298fc" style:font-size-asian="12pt" style:font-weight-asian="bold" style:font-size-complex="12pt" style:font-weight-complex="bold"/>
    </style:style>
    <style:style style:name="P6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477b" officeooo:paragraph-rsid="0022f897" style:font-size-asian="12pt" style:font-weight-asian="normal" style:font-size-complex="12pt" style:font-weight-complex="normal"/>
    </style:style>
    <style:style style:name="P6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bold" officeooo:rsid="0017477b" officeooo:paragraph-rsid="0017477b" style:font-size-asian="12pt" style:font-weight-asian="bold" style:font-size-complex="12pt" style:font-weight-complex="bold"/>
    </style:style>
    <style:style style:name="P6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23f9c3" style:font-size-asian="12pt" style:font-weight-asian="normal" style:font-size-complex="12pt" style:font-weight-complex="normal"/>
    </style:style>
    <style:style style:name="P7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0cb48" officeooo:paragraph-rsid="003302a4" style:font-size-asian="12pt" style:font-weight-asian="normal" style:font-size-complex="12pt" style:font-weight-complex="normal"/>
    </style:style>
    <style:style style:name="P7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bold" officeooo:rsid="00352792" officeooo:paragraph-rsid="00352792" style:font-size-asian="12pt" style:font-weight-asian="bold" style:font-size-complex="12pt" style:font-weight-complex="bold"/>
    </style:style>
    <style:style style:name="P72" style:family="paragraph" style:parent-style-name="Standard" style:list-style-name="L17">
      <loext:graphic-properties draw:fill="none"/>
      <style:paragraph-properties fo:margin-top="0.101cm" fo:margin-bottom="0.101cm" style:contextual-spacing="false" fo:text-align="justify" style:justify-single-word="false" fo:background-color="transparent"/>
      <style:text-properties fo:font-size="12pt" fo:font-style="normal" style:text-underline-style="solid" style:text-underline-width="auto" style:text-underline-color="font-color" fo:font-weight="bold" officeooo:rsid="00352792" officeooo:paragraph-rsid="00352792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 style:list-style-name="L17">
      <loext:graphic-properties draw:fill="none"/>
      <style:paragraph-properties fo:margin-top="0.101cm" fo:margin-bottom="0.101cm" style:contextual-spacing="false" fo:text-align="justify" style:justify-single-word="false" fo:background-color="transparent"/>
      <style:text-properties fo:font-size="12pt" fo:font-style="normal" style:text-underline-style="solid" style:text-underline-width="auto" style:text-underline-color="font-color" fo:font-weight="bold" officeooo:rsid="00352792" officeooo:paragraph-rsid="00357ac6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 style:list-style-name="L17">
      <loext:graphic-properties draw:fill="none"/>
      <style:paragraph-properties fo:margin-top="0.101cm" fo:margin-bottom="0.101cm" style:contextual-spacing="false" fo:text-align="justify" style:justify-single-word="false" fo:background-color="transparent"/>
      <style:text-properties fo:font-size="12pt" fo:language="ru" fo:country="RU" fo:font-style="normal" style:text-underline-style="solid" style:text-underline-width="auto" style:text-underline-color="font-color" fo:font-weight="bold" officeooo:rsid="00352792" officeooo:paragraph-rsid="00352792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 style:list-style-name="L17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fo:background-color="transparent"/>
      <style:text-properties fo:font-size="12pt" fo:language="ru" fo:country="RU" fo:font-style="normal" style:text-underline-style="solid" style:text-underline-width="auto" style:text-underline-color="font-color" fo:font-weight="bold" officeooo:rsid="00352792" officeooo:paragraph-rsid="00357ac6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 style:list-style-name="L17">
      <loext:graphic-properties draw:fill="none"/>
      <style:paragraph-properties fo:margin-top="0.101cm" fo:margin-bottom="0.101cm" style:contextual-spacing="false" fo:text-align="justify" style:justify-single-word="false" fo:background-color="transparent"/>
      <style:text-properties style:text-position="0% 100%" fo:font-size="12pt" fo:language="ru" fo:country="RU" fo:font-style="normal" style:text-underline-style="none" fo:font-weight="normal" officeooo:rsid="00352792" officeooo:paragraph-rsid="00352792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fo:background-color="transparent"/>
      <style:text-properties style:text-position="0% 100%" fo:font-size="12pt" fo:language="ru" fo:country="RU" fo:font-style="normal" style:text-underline-style="none" fo:font-weight="normal" officeooo:rsid="00352792" officeooo:paragraph-rsid="00357ac6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7">
      <loext:graphic-properties draw:fill="none"/>
      <style:paragraph-properties fo:margin-top="0.101cm" fo:margin-bottom="0.101cm" style:contextual-spacing="false" fo:text-align="justify" style:justify-single-word="false" fo:background-color="transparent"/>
      <style:text-properties style:text-position="0% 100%" fo:font-size="12pt" fo:language="ru" fo:country="RU" fo:font-style="normal" style:text-underline-style="none" fo:font-weight="normal" officeooo:rsid="00357ac6" officeooo:paragraph-rsid="00357ac6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fo:background-color="transparent"/>
      <style:text-properties style:text-position="0% 100%" fo:font-size="14pt" fo:language="ru" fo:country="RU" fo:font-style="normal" style:text-underline-style="none" fo:font-weight="normal" officeooo:rsid="00367fe9" officeooo:paragraph-rsid="00367fe9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fo:background-color="transparent"/>
      <style:text-properties fo:color="#ff3838" loext:opacity="100%" style:text-position="0% 100%" fo:font-size="14pt" fo:language="ru" fo:country="RU" fo:font-style="normal" style:text-underline-style="none" fo:font-weight="normal" officeooo:rsid="00367fe9" officeooo:paragraph-rsid="00367fe9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82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83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84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85" style:family="paragraph" style:parent-style-name="Table_20_Contents" style:list-style-name="L7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0f312" style:font-size-asian="12pt" style:font-weight-asian="normal" style:font-size-complex="12pt" style:font-weight-complex="normal"/>
    </style:style>
    <style:style style:name="P86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7348d" style:font-size-asian="12pt" style:font-weight-asian="normal" style:font-size-complex="12pt" style:font-weight-complex="normal"/>
    </style:style>
    <style:style style:name="P87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2f897" style:font-size-asian="12pt" style:font-weight-asian="normal" style:font-size-complex="12pt" style:font-weight-complex="normal"/>
    </style:style>
    <style:style style:name="P88" style:family="paragraph" style:parent-style-name="Table_20_Contents" style:list-style-name="L7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7e4cf" style:font-size-asian="12pt" style:font-weight-asian="normal" style:font-size-complex="12pt" style:font-weight-complex="normal"/>
    </style:style>
    <style:style style:name="P89" style:family="paragraph" style:parent-style-name="Table_20_Contents" style:list-style-name="L7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3298fc" style:font-size-asian="12pt" style:font-weight-asian="normal" style:font-size-complex="12pt" style:font-weight-complex="normal"/>
    </style:style>
    <style:style style:name="P90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91" style:family="paragraph" style:parent-style-name="Table_20_Contents" style:list-style-name="L7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92" style:family="paragraph" style:parent-style-name="Table_20_Contents" style:list-style-name="L7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3298fc" officeooo:paragraph-rsid="003298fc" style:font-size-asian="12pt" style:font-weight-asian="normal" style:font-size-complex="12pt" style:font-weight-complex="normal"/>
    </style:style>
    <style:style style:name="P93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9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9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9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9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23f9c3" style:font-size-asian="12pt" style:font-weight-asian="normal" style:font-size-complex="12pt" style:font-weight-complex="normal"/>
    </style:style>
    <style:style style:name="P9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2df1b2" style:font-size-asian="12pt" style:font-weight-asian="normal" style:font-size-complex="12pt" style:font-weight-complex="normal"/>
    </style:style>
    <style:style style:name="P99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3302a4" style:font-size-asian="12pt" style:font-weight-asian="normal" style:font-size-complex="12pt" style:font-weight-complex="normal"/>
    </style:style>
    <style:style style:name="P100" style:family="paragraph" style:parent-style-name="Table_20_Contents" style:list-style-name="L3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101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10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10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10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3f9c3" style:font-size-asian="12pt" style:font-weight-asian="normal" style:font-size-complex="12pt" style:font-weight-complex="normal"/>
    </style:style>
    <style:style style:name="P10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df1b2" style:font-size-asian="12pt" style:font-weight-asian="normal" style:font-size-complex="12pt" style:font-weight-complex="normal"/>
    </style:style>
    <style:style style:name="P106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3302a4" style:font-size-asian="12pt" style:font-weight-asian="normal" style:font-size-complex="12pt" style:font-weight-complex="normal"/>
    </style:style>
    <style:style style:name="P107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108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109" style:family="paragraph" style:parent-style-name="Table_20_Contents" style:list-style-name="List_20_1">
      <loext:graphic-properties draw:fill="none"/>
      <style:paragraph-properties fo:margin-left="0.801cm" fo:margin-right="0.1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110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111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112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113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114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115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116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df1b2" style:font-size-asian="12pt" style:font-weight-asian="normal" style:font-size-complex="12pt" style:font-weight-complex="normal"/>
    </style:style>
    <style:style style:name="P117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df1b2" style:font-size-asian="12pt" style:font-weight-asian="normal" style:font-size-complex="12pt" style:font-weight-complex="normal"/>
    </style:style>
    <style:style style:name="P118" style:family="paragraph" style:parent-style-name="Table_20_Contents" style:list-style-name="List_20_1">
      <loext:graphic-properties draw:fill="none"/>
      <style:paragraph-properties fo:text-align="justify" style:justify-single-word="false" fo:orphans="0" fo:widows="0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3302a4" style:font-size-asian="12pt" style:font-weight-asian="normal" style:font-size-complex="12pt" style:font-weight-complex="normal"/>
    </style:style>
    <style:style style:name="P11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12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12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12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df1b2" style:font-size-asian="12pt" style:font-weight-asian="normal" style:font-size-complex="12pt" style:font-weight-complex="normal"/>
    </style:style>
    <style:style style:name="P123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3302a4" style:font-size-asian="12pt" style:font-weight-asian="normal" style:font-size-complex="12pt" style:font-weight-complex="normal"/>
    </style:style>
    <style:style style:name="P124" style:family="paragraph" style:parent-style-name="Table_20_Contents" style:list-style-name="Numbering_20_123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10cb48" style:font-size-asian="12pt" style:font-weight-asian="normal" style:font-size-complex="12pt" style:font-weight-complex="normal"/>
    </style:style>
    <style:style style:name="P125" style:family="paragraph" style:parent-style-name="Table_20_Contents" style:list-style-name="L5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10cb48" style:font-size-asian="12pt" style:font-weight-asian="normal" style:font-size-complex="12pt" style:font-weight-complex="normal"/>
    </style:style>
    <style:style style:name="P12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10cb48" style:font-size-asian="12pt" style:font-weight-asian="normal" style:font-size-complex="12pt" style:font-weight-complex="normal"/>
    </style:style>
    <style:style style:name="P127" style:family="paragraph" style:parent-style-name="Table_20_Contents" style:list-style-name="L6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10cb48" style:font-size-asian="12pt" style:font-weight-asian="normal" style:font-size-complex="12pt" style:font-weight-complex="normal"/>
    </style:style>
    <style:style style:name="P12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141e8f" style:font-size-asian="12pt" style:font-weight-asian="normal" style:font-size-complex="12pt" style:font-weight-complex="normal"/>
    </style:style>
    <style:style style:name="P12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13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23f9c3" style:font-size-asian="12pt" style:font-weight-asian="normal" style:font-size-complex="12pt" style:font-weight-complex="normal"/>
    </style:style>
    <style:style style:name="P13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2df1b2" style:font-size-asian="12pt" style:font-weight-asian="normal" style:font-size-complex="12pt" style:font-weight-complex="normal"/>
    </style:style>
    <style:style style:name="P13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352792" style:font-size-asian="12pt" style:font-weight-asian="normal" style:font-size-complex="12pt" style:font-weight-complex="normal"/>
    </style:style>
    <style:style style:name="P13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141e8f" style:font-size-asian="12pt" style:font-weight-asian="normal" style:font-size-complex="12pt" style:font-weight-complex="normal"/>
    </style:style>
    <style:style style:name="P134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141e8f" style:font-size-asian="12pt" style:font-weight-asian="normal" style:font-size-complex="12pt" style:font-weight-complex="normal"/>
    </style:style>
    <style:style style:name="P135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2df1b2" style:font-size-asian="12pt" style:font-weight-asian="normal" style:font-size-complex="12pt" style:font-weight-complex="normal"/>
    </style:style>
    <style:style style:name="P136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3302a4" style:font-size-asian="12pt" style:font-weight-asian="normal" style:font-size-complex="12pt" style:font-weight-complex="normal"/>
    </style:style>
    <style:style style:name="P13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b48" officeooo:paragraph-rsid="00352792" style:font-size-asian="12pt" style:font-weight-asian="normal" style:font-size-complex="12pt" style:font-weight-complex="normal"/>
    </style:style>
    <style:style style:name="P138" style:family="paragraph" style:parent-style-name="Table_20_Contents" style:list-style-name="L6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0cc54" officeooo:paragraph-rsid="0010cc54" style:font-size-asian="12pt" style:font-weight-asian="normal" style:font-size-complex="12pt" style:font-weight-complex="normal"/>
    </style:style>
    <style:style style:name="P13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14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14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14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14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3f9c3" style:font-size-asian="12pt" style:font-weight-asian="bold" style:font-size-complex="12pt" style:font-weight-complex="bold"/>
    </style:style>
    <style:style style:name="P144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3302a4" style:font-size-asian="12pt" style:font-weight-asian="bold" style:font-size-complex="12pt" style:font-weight-complex="bold"/>
    </style:style>
    <style:style style:name="P14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df1b2" style:font-size-asian="12pt" style:font-weight-asian="bold" style:font-size-complex="12pt" style:font-weight-complex="bold"/>
    </style:style>
    <style:style style:name="P146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10cb48" officeooo:paragraph-rsid="0010cb48" style:font-size-asian="12pt" style:font-weight-asian="bold" style:font-size-complex="12pt" style:font-weight-complex="bold"/>
    </style:style>
    <style:style style:name="P14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10cb48" officeooo:paragraph-rsid="0010cb48" style:font-size-asian="12pt" style:font-weight-asian="bold" style:font-size-complex="12pt" style:font-weight-complex="bold"/>
    </style:style>
    <style:style style:name="P14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10cb48" officeooo:paragraph-rsid="00141e8f" style:font-size-asian="12pt" style:font-weight-asian="bold" style:font-size-complex="12pt" style:font-weight-complex="bold"/>
    </style:style>
    <style:style style:name="P14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10cb48" officeooo:paragraph-rsid="00141e8f" style:font-size-asian="12pt" style:font-weight-asian="bold" style:font-size-complex="12pt" style:font-weight-complex="bold"/>
    </style:style>
    <style:style style:name="P15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10cb48" officeooo:paragraph-rsid="001bf20a" style:font-size-asian="12pt" style:font-weight-asian="bold" style:font-size-complex="12pt" style:font-weight-complex="bold"/>
    </style:style>
    <style:style style:name="P15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10cb48" officeooo:paragraph-rsid="0023f9c3" style:font-size-asian="12pt" style:font-weight-asian="bold" style:font-size-complex="12pt" style:font-weight-complex="bold"/>
    </style:style>
    <style:style style:name="P15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10cb48" officeooo:paragraph-rsid="002df1b2" style:font-size-asian="12pt" style:font-weight-asian="bold" style:font-size-complex="12pt" style:font-weight-complex="bold"/>
    </style:style>
    <style:style style:name="P153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10cb48" officeooo:paragraph-rsid="002df1b2" style:font-size-asian="12pt" style:font-weight-asian="bold" style:font-size-complex="12pt" style:font-weight-complex="bold"/>
    </style:style>
    <style:style style:name="P15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10cb48" officeooo:paragraph-rsid="00352792" style:font-size-asian="12pt" style:font-weight-asian="bold" style:font-size-complex="12pt" style:font-weight-complex="bold"/>
    </style:style>
    <style:style style:name="P155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10cb48" officeooo:paragraph-rsid="00352792" style:font-size-asian="12pt" style:font-weight-asian="bold" style:font-size-complex="12pt" style:font-weight-complex="bold"/>
    </style:style>
    <style:style style:name="P15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15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15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15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3f9c3" style:font-size-asian="12pt" style:font-weight-asian="normal" style:font-size-complex="12pt" style:font-weight-complex="normal"/>
    </style:style>
    <style:style style:name="P16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df1b2" style:font-size-asian="12pt" style:font-weight-asian="normal" style:font-size-complex="12pt" style:font-weight-complex="normal"/>
    </style:style>
    <style:style style:name="P161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3302a4" style:font-size-asian="12pt" style:font-weight-asian="normal" style:font-size-complex="12pt" style:font-weight-complex="normal"/>
    </style:style>
    <style:style style:name="P162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10cb48" officeooo:paragraph-rsid="0010cb48" style:font-size-asian="12pt" style:font-weight-asian="normal" style:font-size-complex="12pt" style:font-weight-complex="normal"/>
    </style:style>
    <style:style style:name="P163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10cb48" officeooo:paragraph-rsid="0010cb48" style:font-size-asian="12pt" style:font-weight-asian="normal" style:font-size-complex="12pt" style:font-weight-complex="normal"/>
    </style:style>
    <style:style style:name="P164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10cb48" officeooo:paragraph-rsid="00141e8f" style:font-size-asian="12pt" style:font-weight-asian="normal" style:font-size-complex="12pt" style:font-weight-complex="normal"/>
    </style:style>
    <style:style style:name="P165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10cb48" officeooo:paragraph-rsid="00141e8f" style:font-size-asian="12pt" style:font-weight-asian="normal" style:font-size-complex="12pt" style:font-weight-complex="normal"/>
    </style:style>
    <style:style style:name="P166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10cb48" officeooo:paragraph-rsid="001bf20a" style:font-size-asian="12pt" style:font-weight-asian="normal" style:font-size-complex="12pt" style:font-weight-complex="normal"/>
    </style:style>
    <style:style style:name="P167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10cb48" officeooo:paragraph-rsid="0023f9c3" style:font-size-asian="12pt" style:font-weight-asian="normal" style:font-size-complex="12pt" style:font-weight-complex="normal"/>
    </style:style>
    <style:style style:name="P168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10cb48" officeooo:paragraph-rsid="002df1b2" style:font-size-asian="12pt" style:font-weight-asian="normal" style:font-size-complex="12pt" style:font-weight-complex="normal"/>
    </style:style>
    <style:style style:name="P16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10cb48" officeooo:paragraph-rsid="002df1b2" style:font-size-asian="12pt" style:font-weight-asian="normal" style:font-size-complex="12pt" style:font-weight-complex="normal"/>
    </style:style>
    <style:style style:name="P170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10cb48" officeooo:paragraph-rsid="00352792" style:font-size-asian="12pt" style:font-weight-asian="normal" style:font-size-complex="12pt" style:font-weight-complex="normal"/>
    </style:style>
    <style:style style:name="P17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10cb48" officeooo:paragraph-rsid="00352792" style:font-size-asian="12pt" style:font-weight-asian="normal" style:font-size-complex="12pt" style:font-weight-complex="normal"/>
    </style:style>
    <style:style style:name="P17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17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17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17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23f9c3" style:font-size-asian="12pt" style:font-weight-asian="normal" style:font-size-complex="12pt" style:font-weight-complex="normal"/>
    </style:style>
    <style:style style:name="P17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2df1b2" style:font-size-asian="12pt" style:font-weight-asian="normal" style:font-size-complex="12pt" style:font-weight-complex="normal"/>
    </style:style>
    <style:style style:name="P177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3302a4" style:font-size-asian="12pt" style:font-weight-asian="normal" style:font-size-complex="12pt" style:font-weight-complex="normal"/>
    </style:style>
    <style:style style:name="P17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e014a" officeooo:paragraph-rsid="000e014a" style:font-size-asian="12pt" style:font-weight-asian="normal" style:font-size-complex="12pt" style:font-weight-complex="normal"/>
    </style:style>
    <style:style style:name="P179" style:family="paragraph" style:parent-style-name="Table_20_Contents" style:list-style-name="L8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180" style:family="paragraph" style:parent-style-name="Table_20_Contents" style:list-style-name="L12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81" style:family="paragraph" style:parent-style-name="Table_20_Contents" style:list-style-name="L12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21584d" officeooo:paragraph-rsid="0021584d" style:font-size-asian="12pt" style:font-size-complex="12pt"/>
    </style:style>
    <style:style style:name="P182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21584d" officeooo:paragraph-rsid="0021584d" style:font-size-asian="12pt" style:font-size-complex="12pt"/>
    </style:style>
    <style:style style:name="P183" style:family="paragraph" style:parent-style-name="Table_20_Contents" style:list-style-name="List_20_1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font-size="12pt" officeooo:rsid="0030b650" officeooo:paragraph-rsid="0030b650" style:font-size-asian="12pt" style:font-size-complex="12pt"/>
    </style:style>
    <style:style style:name="P184" style:family="paragraph" style:parent-style-name="Table_20_Contents" style:list-style-name="List_20_1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font-size="12pt" officeooo:rsid="003298fc" officeooo:paragraph-rsid="003298fc" style:font-size-asian="12pt" style:font-size-complex="12pt"/>
    </style:style>
    <style:style style:name="P185" style:family="paragraph" style:parent-style-name="Table_20_Contents" style:list-style-name="List_20_1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3298fc" officeooo:paragraph-rsid="003298fc" style:font-size-asian="12pt" style:font-size-complex="12pt"/>
    </style:style>
    <style:style style:name="P186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fo:font-weight="bold" officeooo:rsid="0021584d" officeooo:paragraph-rsid="0021584d" style:font-size-asian="12pt" style:font-weight-asian="bold" style:font-size-complex="12pt" style:font-weight-complex="bold"/>
    </style:style>
    <style:style style:name="P187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188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0f312" style:font-size-asian="12pt" style:font-weight-asian="normal" style:font-size-complex="12pt" style:font-weight-complex="normal"/>
    </style:style>
    <style:style style:name="P189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7348d" style:font-size-asian="12pt" style:font-weight-asian="normal" style:font-size-complex="12pt" style:font-weight-complex="normal"/>
    </style:style>
    <style:style style:name="P190" style:family="paragraph" style:parent-style-name="Table_20_Contents" style:list-style-name="L7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22f897" style:font-size-asian="12pt" style:font-weight-asian="normal" style:font-size-complex="12pt" style:font-weight-complex="normal"/>
    </style:style>
    <style:style style:name="P191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27e4cf" style:font-size-asian="12pt" style:font-weight-asian="normal" style:font-size-complex="12pt" style:font-weight-complex="normal"/>
    </style:style>
    <style:style style:name="P192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3298fc" style:font-size-asian="12pt" style:font-weight-asian="normal" style:font-size-complex="12pt" style:font-weight-complex="normal"/>
    </style:style>
    <style:style style:name="P19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9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7477b"/>
    </style:style>
    <style:style style:name="P19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2f897"/>
    </style:style>
    <style:style style:name="P19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df1b2"/>
    </style:style>
    <style:style style:name="P197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3302a4"/>
    </style:style>
    <style:style style:name="P198" style:family="paragraph" style:parent-style-name="Table_20_Contents" style:list-style-name="Numbering_20_123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0cb48"/>
    </style:style>
    <style:style style:name="P19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20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2df1b2"/>
    </style:style>
    <style:style style:name="P201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3302a4"/>
    </style:style>
    <style:style style:name="P202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12e8fb" style:font-size-asian="12pt" style:font-weight-asian="normal" style:font-size-complex="12pt" style:font-weight-complex="normal"/>
    </style:style>
    <style:style style:name="P203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27e4cf" style:font-size-asian="12pt" style:font-weight-asian="normal" style:font-size-complex="12pt" style:font-weight-complex="normal"/>
    </style:style>
    <style:style style:name="P204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2bb8c6" style:font-size-asian="12pt" style:font-weight-asian="normal" style:font-size-complex="12pt" style:font-weight-complex="normal"/>
    </style:style>
    <style:style style:name="P205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3302a4" style:font-size-asian="12pt" style:font-weight-asian="normal" style:font-size-complex="12pt" style:font-weight-complex="normal"/>
    </style:style>
    <style:style style:name="P206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207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208" style:family="paragraph" style:parent-style-name="Table_20_Contents" style:list-style-name="L7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209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210" style:family="paragraph" style:parent-style-name="Table_20_Contents" style:list-style-name="L7">
      <loext:graphic-properties draw:fill="none"/>
      <style:paragraph-properties fo:margin-left="0.101cm" fo:margin-right="0.199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211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212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22f897" officeooo:paragraph-rsid="0022f897" style:font-size-asian="12pt" style:font-weight-asian="normal" style:font-size-complex="12pt" style:font-weight-complex="normal"/>
    </style:style>
    <style:style style:name="P213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27e4cf" officeooo:paragraph-rsid="0027e4cf" style:font-size-asian="12pt" style:font-weight-asian="normal" style:font-size-complex="12pt" style:font-weight-complex="normal"/>
    </style:style>
    <style:style style:name="P214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3302a4" officeooo:paragraph-rsid="003302a4" style:font-size-asian="12pt" style:font-weight-asian="normal" style:font-size-complex="12pt" style:font-weight-complex="normal"/>
    </style:style>
    <style:style style:name="P215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2e8fb" officeooo:paragraph-rsid="0012e8fb" style:font-size-asian="12pt" style:font-weight-asian="normal" style:font-size-complex="12pt" style:font-weight-complex="normal"/>
    </style:style>
    <style:style style:name="P216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2e8fb" officeooo:paragraph-rsid="003302a4" style:font-size-asian="12pt" style:font-weight-asian="normal" style:font-size-complex="12pt" style:font-weight-complex="normal"/>
    </style:style>
    <style:style style:name="P21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2e8fb" officeooo:paragraph-rsid="002bb8c6" style:font-size-asian="12pt" style:font-weight-asian="normal" style:font-size-complex="12pt" style:font-weight-complex="normal"/>
    </style:style>
    <style:style style:name="P21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2e8fb" officeooo:paragraph-rsid="003302a4" style:font-size-asian="12pt" style:font-weight-asian="normal" style:font-size-complex="12pt" style:font-weight-complex="normal"/>
    </style:style>
    <style:style style:name="P21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e014a" officeooo:paragraph-rsid="00141e8f" style:font-size-asian="12pt" style:font-weight-asian="normal" style:font-size-complex="12pt" style:font-weight-complex="normal"/>
    </style:style>
    <style:style style:name="P22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22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22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e014a" officeooo:paragraph-rsid="002df1b2" style:font-size-asian="12pt" style:font-weight-asian="normal" style:font-size-complex="12pt" style:font-weight-complex="normal"/>
    </style:style>
    <style:style style:name="P22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22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225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e014a" officeooo:paragraph-rsid="003302a4" style:font-size-asian="12pt" style:font-weight-asian="normal" style:font-size-complex="12pt" style:font-weight-complex="normal"/>
    </style:style>
    <style:style style:name="P22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0cc54" officeooo:paragraph-rsid="00141e8f" style:font-size-asian="12pt" style:font-weight-asian="normal" style:font-size-complex="12pt" style:font-weight-complex="normal"/>
    </style:style>
    <style:style style:name="P22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0cc54" officeooo:paragraph-rsid="002df1b2" style:font-size-asian="12pt" style:font-weight-asian="normal" style:font-size-complex="12pt" style:font-weight-complex="normal"/>
    </style:style>
    <style:style style:name="P22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0cc54" officeooo:paragraph-rsid="00352792" style:font-size-asian="12pt" style:font-weight-asian="normal" style:font-size-complex="12pt" style:font-weight-complex="normal"/>
    </style:style>
    <style:style style:name="P229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230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231" style:family="paragraph" style:parent-style-name="Table_20_Contents" style:list-style-name="L9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23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233" style:family="paragraph" style:parent-style-name="Table_20_Contents" style:list-style-name="L13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769fd" officeooo:paragraph-rsid="0023f9c3" style:font-size-asian="12pt" style:font-weight-asian="normal" style:font-size-complex="12pt" style:font-weight-complex="normal"/>
    </style:style>
    <style:style style:name="P234" style:family="paragraph" style:parent-style-name="Table_20_Contents" style:list-style-name="L10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7fcdc" officeooo:paragraph-rsid="0017fcdc" style:font-size-asian="12pt" style:font-weight-asian="normal" style:font-size-complex="12pt" style:font-weight-complex="normal"/>
    </style:style>
    <style:style style:name="P235" style:family="paragraph" style:parent-style-name="Table_20_Contents" style:list-style-name="L16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7fcdc" officeooo:paragraph-rsid="00352792" style:font-size-asian="12pt" style:font-weight-asian="normal" style:font-size-complex="12pt" style:font-weight-complex="normal"/>
    </style:style>
    <style:style style:name="P236" style:family="paragraph" style:parent-style-name="Table_20_Contents" style:list-style-name="L10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23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238" style:family="paragraph" style:parent-style-name="Table_20_Contents" style:list-style-name="L16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9e83a" officeooo:paragraph-rsid="00352792" style:font-size-asian="12pt" style:font-weight-asian="normal" style:font-size-complex="12pt" style:font-weight-complex="normal"/>
    </style:style>
    <style:style style:name="P23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9e83a" officeooo:paragraph-rsid="00352792" style:font-size-asian="12pt" style:font-weight-asian="normal" style:font-size-complex="12pt" style:font-weight-complex="normal"/>
    </style:style>
    <style:style style:name="P24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24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0cb48" officeooo:paragraph-rsid="0023f9c3" style:font-size-asian="12pt" style:font-weight-asian="normal" style:font-size-complex="12pt" style:font-weight-complex="normal"/>
    </style:style>
    <style:style style:name="P24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24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0cb48" officeooo:paragraph-rsid="0023f9c3" style:font-size-asian="12pt" style:font-weight-asian="normal" style:font-size-complex="12pt" style:font-weight-complex="normal"/>
    </style:style>
    <style:style style:name="P244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0cb48" officeooo:paragraph-rsid="003302a4" style:font-size-asian="12pt" style:font-weight-asian="normal" style:font-size-complex="12pt" style:font-weight-complex="normal"/>
    </style:style>
    <style:style style:name="P245" style:family="paragraph" style:parent-style-name="Table_20_Contents" style:list-style-name="L1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d7aac" officeooo:paragraph-rsid="001d7aac" style:font-size-asian="12pt" style:font-weight-asian="normal" style:font-size-complex="12pt" style:font-weight-complex="normal"/>
    </style:style>
    <style:style style:name="P246" style:family="paragraph" style:parent-style-name="Table_20_Contents" style:list-style-name="L1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d7aac" officeooo:paragraph-rsid="0023f9c3" style:font-size-asian="12pt" style:font-weight-asian="normal" style:font-size-complex="12pt" style:font-weight-complex="normal"/>
    </style:style>
    <style:style style:name="P24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d72b3" officeooo:paragraph-rsid="0022f897" style:font-size-asian="12pt" style:font-weight-asian="normal" style:font-size-complex="12pt" style:font-weight-complex="normal"/>
    </style:style>
    <style:style style:name="P248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d72b3" officeooo:paragraph-rsid="003302a4" style:font-size-asian="12pt" style:font-weight-asian="normal" style:font-size-complex="12pt" style:font-weight-complex="normal"/>
    </style:style>
    <style:style style:name="P249" style:family="paragraph" style:parent-style-name="Table_20_Contents" style:list-style-name="L13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23f9c3" officeooo:paragraph-rsid="0023f9c3" style:font-size-asian="12pt" style:font-weight-asian="normal" style:font-size-complex="12pt" style:font-weight-complex="normal"/>
    </style:style>
    <style:style style:name="P250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29e38e" officeooo:paragraph-rsid="0029e38e" style:font-size-asian="12pt" style:font-weight-asian="normal" style:font-size-complex="12pt" style:font-weight-complex="normal"/>
    </style:style>
    <style:style style:name="P251" style:family="paragraph" style:parent-style-name="Table_20_Contents" style:list-style-name="L7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3302a4" officeooo:paragraph-rsid="003302a4" style:font-size-asian="12pt" style:font-weight-asian="normal" style:font-size-complex="12pt" style:font-weight-complex="normal"/>
    </style:style>
    <style:style style:name="P252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3302a4" officeooo:paragraph-rsid="003302a4" style:font-size-asian="12pt" style:font-weight-asian="normal" style:font-size-complex="12pt" style:font-weight-complex="normal"/>
    </style:style>
    <style:style style:name="P253" style:family="paragraph" style:parent-style-name="Table_20_Contents" style:list-style-name="L16">
      <loext:graphic-properties draw:fill="none"/>
      <style:paragraph-properties fo:text-align="justify" style:justify-single-word="false" fo:orphans="0" fo:widows="0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352792" officeooo:paragraph-rsid="00352792" style:font-size-asian="12pt" style:font-weight-asian="normal" style:font-size-complex="12pt" style:font-weight-complex="normal"/>
    </style:style>
    <style:style style:name="P254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bold" officeooo:rsid="0012e8fb" officeooo:paragraph-rsid="0012e8fb" style:font-size-asian="12pt" style:font-weight-asian="bold" style:font-size-complex="12pt" style:font-weight-complex="bold"/>
    </style:style>
    <style:style style:name="P255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bold" officeooo:rsid="0012e8fb" officeooo:paragraph-rsid="0017477b" style:font-size-asian="12pt" style:font-weight-asian="bold" style:font-size-complex="12pt" style:font-weight-complex="bold"/>
    </style:style>
    <style:style style:name="P25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bold" officeooo:rsid="0012e8fb" officeooo:paragraph-rsid="0022f897" style:font-size-asian="12pt" style:font-weight-asian="bold" style:font-size-complex="12pt" style:font-weight-complex="bold"/>
    </style:style>
    <style:style style:name="P25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bold" officeooo:rsid="0012e8fb" officeooo:paragraph-rsid="002df1b2" style:font-size-asian="12pt" style:font-weight-asian="bold" style:font-size-complex="12pt" style:font-weight-complex="bold"/>
    </style:style>
    <style:style style:name="P25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bold" officeooo:rsid="0012e8fb" officeooo:paragraph-rsid="003302a4" style:font-size-asian="12pt" style:font-weight-asian="bold" style:font-size-complex="12pt" style:font-weight-complex="bold"/>
    </style:style>
    <style:style style:name="P25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bold" officeooo:rsid="0017fcdc" officeooo:paragraph-rsid="0017fcdc" style:font-size-asian="12pt" style:font-weight-asian="bold" style:font-size-complex="12pt" style:font-weight-complex="bold"/>
    </style:style>
    <style:style style:name="P26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26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bold" officeooo:rsid="001d7aac" officeooo:paragraph-rsid="0023f9c3" style:font-size-asian="12pt" style:font-weight-asian="bold" style:font-size-complex="12pt" style:font-weight-complex="bold"/>
    </style:style>
    <style:style style:name="P26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normal" officeooo:rsid="0012e8fb" officeooo:paragraph-rsid="0012e8fb" style:font-size-asian="12pt" style:font-weight-asian="normal" style:font-size-complex="12pt" style:font-weight-complex="normal"/>
    </style:style>
    <style:style style:name="P263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normal" officeooo:rsid="0012e8fb" officeooo:paragraph-rsid="0017477b" style:font-size-asian="12pt" style:font-weight-asian="normal" style:font-size-complex="12pt" style:font-weight-complex="normal"/>
    </style:style>
    <style:style style:name="P264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normal" officeooo:rsid="0012e8fb" officeooo:paragraph-rsid="0022f897" style:font-size-asian="12pt" style:font-weight-asian="normal" style:font-size-complex="12pt" style:font-weight-complex="normal"/>
    </style:style>
    <style:style style:name="P265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normal" officeooo:rsid="0012e8fb" officeooo:paragraph-rsid="002df1b2" style:font-size-asian="12pt" style:font-weight-asian="normal" style:font-size-complex="12pt" style:font-weight-complex="normal"/>
    </style:style>
    <style:style style:name="P26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normal" officeooo:rsid="0012e8fb" officeooo:paragraph-rsid="003302a4" style:font-size-asian="12pt" style:font-weight-asian="normal" style:font-size-complex="12pt" style:font-weight-complex="normal"/>
    </style:style>
    <style:style style:name="P26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normal" officeooo:rsid="0017fcdc" officeooo:paragraph-rsid="0017fcdc" style:font-size-asian="12pt" style:font-weight-asian="normal" style:font-size-complex="12pt" style:font-weight-complex="normal"/>
    </style:style>
    <style:style style:name="P26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normal" officeooo:rsid="001d7aac" officeooo:paragraph-rsid="001d7aac" style:font-size-asian="12pt" style:font-weight-asian="normal" style:font-size-complex="12pt" style:font-weight-complex="normal"/>
    </style:style>
    <style:style style:name="P26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normal" officeooo:rsid="001d7aac" officeooo:paragraph-rsid="0023f9c3" style:font-size-asian="12pt" style:font-weight-asian="normal" style:font-size-complex="12pt" style:font-weight-complex="normal"/>
    </style:style>
    <style:style style:name="P27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normal" officeooo:rsid="00352792" officeooo:paragraph-rsid="00352792" style:font-size-asian="12pt" style:font-weight-asian="normal" style:font-size-complex="12pt" style:font-weight-complex="normal"/>
    </style:style>
    <style:style style:name="P271" style:family="paragraph" style:parent-style-name="Table_20_Contents" style:list-style-name="L9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272" style:family="paragraph" style:parent-style-name="Table_20_Contents" style:list-style-name="L10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fcdc" officeooo:paragraph-rsid="0017fcdc" style:font-size-asian="12pt" style:font-weight-asian="normal" style:font-size-complex="12pt" style:font-weight-complex="normal"/>
    </style:style>
    <style:style style:name="P273" style:family="paragraph" style:parent-style-name="Table_20_Contents" style:list-style-name="L16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fcdc" officeooo:paragraph-rsid="00352792" style:font-size-asian="12pt" style:font-weight-asian="normal" style:font-size-complex="12pt" style:font-weight-complex="normal"/>
    </style:style>
    <style:style style:name="P274" style:family="paragraph" style:parent-style-name="Table_20_Contents" style:list-style-name="L1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d7aac" officeooo:paragraph-rsid="0023f9c3" style:font-size-asian="12pt" style:font-weight-asian="normal" style:font-size-complex="12pt" style:font-weight-complex="normal"/>
    </style:style>
    <style:style style:name="P275" style:family="paragraph" style:parent-style-name="Table_20_Contents" style:list-style-name="L12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use-window-font-color="true" loext:opacity="0%" fo:font-size="12pt" officeooo:rsid="0027e4cf" officeooo:paragraph-rsid="0027e4cf" style:font-size-asian="12pt" style:font-size-complex="12pt"/>
    </style:style>
    <style:style style:name="P276" style:family="paragraph" style:parent-style-name="Table_20_Contents" style:list-style-name="L15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use-window-font-color="true" loext:opacity="0%" fo:font-size="12pt" officeooo:rsid="0027e4cf" officeooo:paragraph-rsid="0027e4cf" style:font-size-asian="12pt" style:font-size-complex="12pt"/>
    </style:style>
    <style:style style:name="P277" style:family="paragraph" style:parent-style-name="Table_20_Contents" style:list-style-name="L15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officeooo:rsid="0027598a" officeooo:paragraph-rsid="0025916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officeooo:rsid="0005f413"/>
    </style:style>
    <style:style style:name="T7" style:family="text">
      <style:text-properties officeooo:rsid="00071f40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2bea9"/>
    </style:style>
    <style:style style:name="T10" style:family="text">
      <style:text-properties fo:language="en" fo:country="US" style:text-underline-style="none" fo:font-weight="normal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2bea9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fo:font-weight="bold" officeooo:rsid="0027e4cf" style:font-weight-asian="bold" style:font-weight-complex="bold"/>
    </style:style>
    <style:style style:name="T15" style:family="text">
      <style:text-properties fo:language="ru" fo:country="RU" officeooo:rsid="000e014a"/>
    </style:style>
    <style:style style:name="T16" style:family="text">
      <style:text-properties fo:language="ru" fo:country="RU" officeooo:rsid="000fc83c"/>
    </style:style>
    <style:style style:name="T17" style:family="text">
      <style:text-properties fo:language="ru" fo:country="RU" officeooo:rsid="0019e83a"/>
    </style:style>
    <style:style style:name="T18" style:family="text">
      <style:text-properties fo:language="ru" fo:country="RU" style:text-underline-style="none" fo:font-weight="normal" style:font-weight-asian="normal" style:font-weight-complex="normal"/>
    </style:style>
    <style:style style:name="T19" style:family="text">
      <style:text-properties fo:language="ru" fo:country="RU" officeooo:rsid="0027e4cf"/>
    </style:style>
    <style:style style:name="T20" style:family="text">
      <style:text-properties fo:language="ru" fo:country="RU" officeooo:rsid="0029e38e"/>
    </style:style>
    <style:style style:name="T21" style:family="text">
      <style:text-properties fo:language="ru" fo:country="RU" officeooo:rsid="002bb8c6"/>
    </style:style>
    <style:style style:name="T22" style:family="text">
      <style:text-properties officeooo:rsid="000eb858"/>
    </style:style>
    <style:style style:name="T23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language="ru" fo:country="RU" style:text-underline-style="none" fo:font-weight="normal" officeooo:rsid="000fc83c" style:font-size-asian="12pt" style:font-weight-asian="normal" style:font-size-complex="12pt" style:font-weight-complex="normal"/>
    </style:style>
    <style:style style:name="T25" style:family="text">
      <style:text-properties fo:font-size="12pt" fo:language="ru" fo:country="RU" style:text-underline-style="none" fo:font-weight="normal" officeooo:rsid="000d72b3" style:font-size-asian="12pt" style:font-weight-asian="normal" style:font-size-complex="12pt" style:font-weight-complex="normal"/>
    </style:style>
    <style:style style:name="T26" style:family="text">
      <style:text-properties fo:font-size="12pt" fo:language="ru" fo:country="RU" style:text-underline-style="none" fo:font-weight="normal" officeooo:rsid="00352792" style:font-size-asian="12pt" style:font-weight-asian="normal" style:font-size-complex="12pt" style:font-weight-complex="normal"/>
    </style:style>
    <style:style style:name="T27" style:family="text">
      <style:text-properties fo:font-size="12pt" fo:language="ru" fo:country="RU" style:text-underline-style="none" fo:font-weight="normal" officeooo:rsid="003abd7e" style:font-size-asian="12pt" style:font-weight-asian="normal" style:font-size-complex="12pt" style:font-weight-complex="normal"/>
    </style:style>
    <style:style style:name="T28" style:family="text">
      <style:text-properties fo:font-size="12pt" fo:language="en" fo:country="US" style:text-underline-style="none" fo:font-weight="normal" officeooo:rsid="000d72b3" style:font-size-asian="12pt" style:font-weight-asian="normal" style:font-size-complex="12pt" style:font-weight-complex="normal"/>
    </style:style>
    <style:style style:name="T29" style:family="text">
      <style:text-properties fo:font-weight="bold" officeooo:rsid="0022f897" style:font-weight-asian="bold" style:font-weight-complex="bold"/>
    </style:style>
    <style:style style:name="T30" style:family="text">
      <style:text-properties officeooo:rsid="0015f66a"/>
    </style:style>
    <style:style style:name="T31" style:family="text">
      <style:text-properties officeooo:rsid="0017477b"/>
    </style:style>
    <style:style style:name="T32" style:family="text">
      <style:text-properties officeooo:rsid="001f6dda"/>
    </style:style>
    <style:style style:name="T33" style:family="text">
      <style:text-properties officeooo:rsid="0022f897"/>
    </style:style>
    <style:style style:name="T34" style:family="text">
      <style:text-properties officeooo:rsid="0027598a"/>
    </style:style>
    <style:style style:name="T35" style:family="text">
      <style:text-properties officeooo:rsid="002df1b2"/>
    </style:style>
    <style:style style:name="T36" style:family="text">
      <style:text-properties officeooo:rsid="003298fc"/>
    </style:style>
    <style:style style:name="T37" style:family="text">
      <style:text-properties style:text-position="sub 58%" fo:language="en" fo:country="US" style:text-underline-style="none" fo:font-weight="normal" style:font-weight-asian="normal" style:font-weight-complex="normal"/>
    </style:style>
    <style:style style:name="T38" style:family="text">
      <style:text-properties style:text-position="0% 100%" fo:language="en" fo:country="US" style:text-underline-style="none" fo:font-weight="normal" style:font-weight-asian="normal" style:font-weight-complex="normal"/>
    </style:style>
    <style:style style:name="T39" style:family="text">
      <style:text-properties style:text-position="0% 100%" style:text-underline-style="none" fo:font-weight="normal" style:font-weight-asian="normal" style:font-weight-complex="normal"/>
    </style:style>
    <style:style style:name="T40" style:family="text">
      <style:text-properties style:text-position="0% 100%" style:text-underline-style="none" fo:font-weight="normal" officeooo:rsid="00357ac6" style:font-weight-asian="normal" style:font-weight-complex="normal"/>
    </style:style>
    <style:style style:name="T41" style:family="text">
      <style:text-properties style:text-position="0% 100%" fo:language="ru" fo:country="RU" style:text-underline-style="none" fo:font-weight="normal" officeooo:rsid="00357ac6" style:font-weight-asian="normal" style:font-weight-complex="normal"/>
    </style:style>
    <style:style style:name="T42" style:family="text">
      <style:text-properties officeooo:rsid="00357ac6"/>
    </style:style>
    <style:style style:name="T43" style:family="text">
      <style:text-properties officeooo:rsid="0038c945"/>
    </style:style>
    <style:style style:name="T44" style:family="text">
      <style:text-properties officeooo:rsid="003d384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 text:start-value="5">
        <style:list-level-properties text:list-level-position-and-space-mode="label-alignment">
          <style:list-level-label-alignment text:label-followed-by="space" fo:text-indent="-1.801cm" fo:margin-left="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 text:start-value="5">
        <style:list-level-properties text:list-level-position-and-space-mode="label-alignment">
          <style:list-level-label-alignment text:label-followed-by="space" fo:text-indent="-1.801cm" fo:margin-left="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17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ТВЕРЖДАЮ</text:p>
      <text:p text:style-name="P3">Начальник отдела 071</text:p>
      <text:p text:style-name="P3">_______________ Ю.Н. Комаров</text:p>
      <text:p text:style-name="P3">«___» __________ 2021г.</text:p>
      <text:p text:style-name="P4"/>
      <text:p text:style-name="P5">Меропр<text:span text:style-name="T22">и</text:span>ятия по локализации и ликвидации последствий аварий на ОПО «Площадка хранения баллонов» отдела 071</text:p>
      <text:p text:style-name="P5"/>
      <text:p text:style-name="P5">от <text:span text:style-name="T5">20.07.2021</text:span><text:span text:style-name="T3"> № </text:span><text:span text:style-name="T5">191-17-071-09/200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353477632">
            <table:table-cell table:style-name="Таблица1.A1" office:value-type="string">
              <text:p text:style-name="P11">Наименование и место аварийной ситуации</text:p>
            </table:table-cell>
            <table:table-cell table:style-name="Таблица1.A1" office:value-type="string">
              <text:p text:style-name="P11">Опознавательные признаки аварии</text:p>
            </table:table-cell>
            <table:table-cell table:style-name="Таблица1.A1" office:value-type="string">
              <text:p text:style-name="P11">Способы и средства локализации и ликвидации аварии</text:p>
            </table:table-cell>
            <table:table-cell table:style-name="Таблица1.A1" office:value-type="string">
              <text:p text:style-name="P11">Исполнители и порядок их действий</text:p>
            </table:table-cell>
          </table:table-row>
        </table:table-header-rows>
        <table:table-row table:style-name="TableLine353474912">
          <table:table-cell table:style-name="Таблица1.A1" table:number-columns-spanned="4" office:value-type="string">
            <text:p text:style-name="P16"/>
            <text:p text:style-name="P27">Горючие газы (здание 324А): ацетилен, водород, бутан, аммиак.</text:p>
            <text:p text:style-name="P16"/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16">1. Нагрев баллона с <text:span text:style-name="T2">аммиаком.</text:span></text:p>
          </table:table-cell>
          <table:table-cell table:style-name="Таблица1.A1" office:value-type="string">
            <text:p text:style-name="P13">- <text:span text:style-name="T6">температура нагрева поверхности баллона чувствуется касанием влажной руки , жжение через 2-3 сек.</text:span></text:p>
          </table:table-cell>
          <table:table-cell table:style-name="Таблица1.A1" office:value-type="string">
            <text:p text:style-name="P14">- <text:span text:style-name="T7">средства связи и оповещения;</text:span></text:p>
            <text:p text:style-name="P14">- <text:span text:style-name="T7">использование средств индивидуальной защиты;</text:span></text:p>
            <text:p text:style-name="P14">- <text:span text:style-name="T7">силы и средства НАСО (при необходимости);</text:span></text:p>
            <text:p text:style-name="P14">- <text:span text:style-name="T7">предупредительные знаки;</text:span></text:p>
            <text:p text:style-name="P14">- <text:span text:style-name="T7">сирена ручная типа РС-100;</text:span></text:p>
            <text:p text:style-name="P14">- <text:span text:style-name="T7">погрузочно-разгрузочные работы производит только обученный и аттестованный персонал;</text:span></text:p>
            <text:p text:style-name="P14">- <text:span text:style-name="T7">бочки с водой для охлаждения баллонов (рядом с местом проведения погрузочно-разгрузочных работ);</text:span></text:p>
            <text:p text:style-name="P14">- <text:span text:style-name="T7">ранцевый опрыскиватель;</text:span></text:p>
            <text:p text:style-name="P14">- <text:span text:style-name="T7">вёдра.</text:span></text:p>
          </table:table-cell>
          <table:table-cell table:style-name="Таблица1.A1" office:value-type="string">
            <text:p text:style-name="P26">Транспортировщики, техник по хранению.</text:p>
            <text:p text:style-name="P36">Порядок действий:</text:p>
            <text:list xml:id="list1854453995" text:style-name="L1">
              <text:list-item>
                <text:p text:style-name="P81">Использовать СИЗ.</text:p>
              </text:list-item>
              <text:list-item>
                <text:p text:style-name="P81">Немедленно удалить всех посторонних лиц с места аварийной ситуации.</text:p>
              </text:list-item>
              <text:list-item>
                <text:p text:style-name="P81">Подать звуковой сигнал тревоги с помощью ручной сирены.</text:p>
              </text:list-item>
              <text:list-item>
                <text:p text:style-name="P187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82">При необходимости принять меры по оказанию первой помощи раненым и пострадавшим <text:s/>и вызвать работников ЦМСЧ-91 ФМБА по тел. 9-92-62.</text:p>
              </text:list-item>
              <text:list-item>
                <text:p text:style-name="P83">При выход<text:span text:style-name="T22">е</text:span> у ворот, ограждающих склад баллонов, выставить предупре<text:span text:style-name="T22">дительный</text:span> знак: <text:span text:style-name="T8">W03 </text:span><text:span text:style-name="T9">«</text:span><text:span text:style-name="T11">Опасно. </text:span><text:soft-page-break/><text:span text:style-name="T11">Ядовитые вещества</text:span><text:span text:style-name="T12">» </text:span><text:span text:style-name="T11">согласно ГОСТ 12.4.026-2015.</text:span></text:p>
              </text:list-item>
              <text:list-item>
                <text:p text:style-name="P84"><text:span text:style-name="T11">Соблюдать меры пожарной безопасности. Не курить! Устранить источники открытого огня. </text:span><text:span text:style-name="T13">Нагрев баллона может вызвать взрыв!</text:span></text:p>
              </text:list-item>
              <text:list-item>
                <text:p text:style-name="P93">Охлаждать баллон с безопасного расстояния с помощью ранцевого опрыскивателя или, поливая баллон из бочки водой из ведра (при отсутствии ведра — из другой имеющейся емкости), а в зимнее время опустить баллон в сугроб со снегом.</text:p>
              </text:list-item>
            </text:list>
            <text:p text:style-name="P42"/>
            <text:p text:style-name="P49">Руководитель группы отдела 071.</text:p>
            <text:p text:style-name="P56">Порядок действий:</text:p>
            <text:list xml:id="list69432842" text:style-name="L2">
              <text:list-item>
                <text:p text:style-name="P172"><text:span text:style-name="T11">Прибыть</text:span> <text:span text:style-name="T11">на место аварийной ситуации. Оценить обстановку.</text:span></text:p>
              </text:list-item>
              <text:list-item>
                <text:p text:style-name="P94">Использовать СИЗ.</text:p>
              </text:list-item>
              <text:list-item>
                <text:p text:style-name="P94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172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78"><text:span text:style-name="T11">Руководить ликвидацией аварии до прибытия ответственного руководителя </text:span><text:soft-page-break/><text:span text:style-name="T11">работ.</text:span></text:p>
                <text:p text:style-name="P140">ОД ООРМ.</text:p>
                <text:p text:style-name="P156">Порядок действий:</text:p>
              </text:list-item>
            </text:list>
            <text:list xml:id="list3177869654" text:style-name="L3">
              <text:list-item>
                <text:p text:style-name="P100">Оповестить аварийные службы и руководство комбината согласно списка.</text:p>
              </text:list-item>
            </text:list>
            <text:p text:style-name="P43"/>
            <text:p text:style-name="P50">Начальник отдела 071 (ответственный руководитель работ).</text:p>
            <text:p text:style-name="P57">Порядок действий:</text:p>
            <text:list xml:id="list2867261129" text:style-name="L4">
              <text:list-item>
                <text:p text:style-name="P101">Прибыть на место аварии, оценить обстановку.</text:p>
              </text:list-item>
              <text:list-item>
                <text:p text:style-name="P101">Использовать СИЗ.</text:p>
              </text:list-item>
              <text:list-item>
                <text:p text:style-name="P101">Принять на себя руководство ликвидацией аварии.</text:p>
              </text:list-item>
              <text:list-item>
                <text:p text:style-name="P107">Организовать и проконтролировать:</text:p>
              </text:list-item>
            </text:list>
            <text:list xml:id="list1802914801" text:style-name="List_20_1">
              <text:list-item>
                <text:list>
                  <text:list-item>
                    <text:p text:style-name="P108">оповещение ОД ООРМ;</text:p>
                  </text:list-item>
                  <text:list-item>
                    <text:p text:style-name="P108">оцепление опасной зоны;</text:p>
                  </text:list-item>
                  <text:list-item>
                    <text:p text:style-name="P108">оповещение близлежащих цехов;</text:p>
                  </text:list-item>
                  <text:list-item>
                    <text:p text:style-name="P109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08">оказание первой помощи пострадавшим;</text:p>
              </text:list-item>
            </text:list>
            <text:list xml:id="list3081501278" text:style-name="Numbering_20_123">
              <text:list-item>
                <text:p text:style-name="P198"><text:span text:style-name="T24">П</text:span><text:span text:style-name="T23">ри необходимости вызвать ФПС, НАСО. Направить прибывшие ФПС, НАСО к месту аварии.</text:span></text:p>
              </text:list-item>
              <text:list-item>
                <text:p text:style-name="P124">Продублировать вызов работников ЦМСЧ-91 ФМБА (при необходимости).</text:p>
              </text:list-item>
              <text:list-item>
                <text:p text:style-name="P124">Проинформировать ОД ООРМ и вышестоящее руководство о ходе работ по ликвидации последствий аварии.</text:p>
              </text:list-item>
              <text:list-item>
                <text:p text:style-name="P198"><text:span text:style-name="T23">Организовать проведение утилизации продуктов аварии и проведение </text:span><text:soft-page-break/><text:span text:style-name="T23">дегазационных мероприятий.</text:span></text:p>
              </text:list-item>
            </text:list>
            <text:p text:style-name="P146">НАСО (при необходимости).</text:p>
            <text:p text:style-name="P162">Порядок действий:</text:p>
            <text:list xml:id="list2297095776" text:style-name="L5">
              <text:list-item>
                <text:p text:style-name="P125">Прибыть на место аварии и развернуться.</text:p>
              </text:list-item>
              <text:list-item>
                <text:p text:style-name="P125">Принимать участие в поиске пострадавших, сообщать информацию ответственному руководителю.</text:p>
              </text:list-item>
              <text:list-item>
                <text:p text:style-name="P125">Принимать участие в ликвидации аварии в установленном порядке.</text:p>
              </text:list-item>
            </text:list>
            <text:p text:style-name="P126"/>
            <text:p text:style-name="P147">Работники ФГУЗ ЦМСЧ-91 ФМБА России (при необходимости).</text:p>
            <text:p text:style-name="P163">Порядок действий:</text:p>
            <text:list xml:id="list1572839357" text:style-name="L6">
              <text:list-item>
                <text:p text:style-name="P127">Прибыть на место аварии.</text:p>
              </text:list-item>
              <text:list-item>
                <text:p text:style-name="P127">Оказать первую помощь пострадавшим.</text:p>
              </text:list-item>
              <text:list-item>
                <text:p text:style-name="P138">При необходимости доставить пострадавших в мед. Учреждение.</text:p>
              </text:list-item>
            </text:list>
          </table:table-cell>
        </table:table-row>
        <table:table-row table:style-name="TableLine353451248">
          <table:table-cell table:style-name="Таблица1.A1" office:value-type="string">
            <text:p text:style-name="P17">2. Утечка <text:span text:style-name="T2">аммиака</text:span><text:span text:style-name="T4"> из баллона при проведении погрузочно-разгрузочных работ.</text:span></text:p>
          </table:table-cell>
          <table:table-cell table:style-name="Таблица1.A1" office:value-type="string">
            <text:p text:style-name="P18">- появление резкого запаха;</text:p>
            <text:p text:style-name="P18">- шум (свист), создаваемый истекающим из баллона газом.</text:p>
          </table:table-cell>
          <table:table-cell table:style-name="Таблица1.A1" office:value-type="string">
            <text:p text:style-name="P19">- прекращение работы;</text:p>
            <text:p text:style-name="P19">- средства связи и оповещения;</text:p>
            <text:p text:style-name="P19">- сирена ручная типа РС-100;</text:p>
            <text:p text:style-name="P19">- обеспечение требований пожарной безопасности;</text:p>
            <text:p text:style-name="P19">- использование средств индивидуальной защиты;</text:p>
            <text:p text:style-name="P19">- предупредительные знаки;</text:p>
            <text:p text:style-name="P19">- погрузочно-разгрузочные работы производит только обученный и аттестованный персонал;</text:p>
            <text:p text:style-name="P19">- силы и средства НАСО (при необходимости).</text:p>
          </table:table-cell>
          <table:table-cell table:style-name="Таблица1.A1" office:value-type="string">
            <text:p text:style-name="P28">Транспортировщики, техник по хранению.</text:p>
            <text:p text:style-name="P37">Порядок действий:</text:p>
            <text:list xml:id="list62354678" text:style-name="L7">
              <text:list-item>
                <text:p text:style-name="P85">Использовать СИЗ.</text:p>
              </text:list-item>
              <text:list-item>
                <text:p text:style-name="P85">Немедленно удалить всех посторонних лиц с места аварии, держаться с наветренной стороны (при отсутствии СИЗ, у посторонних лиц, приложить ко рту и носу ткань, желательно влажную и покинуть зону поражения, задерживая дыхание).</text:p>
              </text:list-item>
              <text:list-item>
                <text:p text:style-name="P85">Немедленно покинуть место аварии и удалиться на БЕЗОПАСНОЕ расстояние <text:soft-page-break/>(выйти за пределы территории склада), держаться с наветренной стороны.</text:p>
              </text:list-item>
              <text:list-item>
                <text:p text:style-name="P85">Подать звуковой сигнал тревоги с помощью ручной сирены.</text:p>
              </text:list-item>
              <text:list-item>
                <text:p text:style-name="P188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02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202">При выходе у ворот, ограждающих склад баллонов, выставить предупредительный знак: <text:span text:style-name="T8">W</text:span><text:span text:style-name="T11">03 «Опасно. Ядовитые вещества» согласно ГОСТ 12.4.026-2015.</text:span></text:p>
              </text:list-item>
              <text:list-item>
                <text:p text:style-name="P202"><text:span text:style-name="T11">Соблюдать меры пожарной безопасности. Устранить источники открытого огня. Не курить! </text:span><text:span text:style-name="T13">Аммиак с воздухом взрывоопасен. Горит с образованием токсичных газов (цианы, оксид азота).</text:span><text:span text:style-name="T11"> В случае возгорания, использовать огнетушитель порошковый ОП-8. Воду при тушении использовать ЗАПРЕЩЕНО!</text:span></text:p>
              </text:list-item>
              <text:list-item>
                <text:p text:style-name="P215">Провести дегазационные мероприятия после проведения работ по ликвидации аварии: сдать спецодежду в цех 092 на участок подготовки спецодежды, перчатки утилизировать в специальный контейнер.</text:p>
              </text:list-item>
            </text:list>
            <text:p text:style-name="P254"><text:soft-page-break/>Руководитель группы отдела 071.</text:p>
            <text:p text:style-name="P262">Порядок действий:</text:p>
            <text:list xml:id="list142416667320066" text:continue-list="list69432842" text:style-name="L2">
              <text:list-item text:start-value="1">
                <text:p text:style-name="P193"><text:span text:style-name="T25">Прибыть</text:span><text:span text:style-name="T28"> </text:span><text:span text:style-name="T25">на место аварийной ситуации. Оценить обстановку.</text:span></text:p>
              </text:list-item>
              <text:list-item>
                <text:p text:style-name="P95">Использовать СИЗ.</text:p>
              </text:list-item>
              <text:list-item>
                <text:p text:style-name="P95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173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219">Руководить ликвидацией аварии до прибытия ответственного руководителя работ.</text:p>
                <text:p text:style-name="P141">ОД ООРМ.</text:p>
                <text:p text:style-name="P157">Порядок действий:</text:p>
              </text:list-item>
              <text:list-item text:start-value="1">
                <text:p text:style-name="P102">Оповестить аварийные службы и руководство комбината согласно списка.</text:p>
              </text:list-item>
            </text:list>
            <text:p text:style-name="P44"/>
            <text:p text:style-name="P51">Начальник отдела 071 (ответственный руководитель работ).</text:p>
            <text:p text:style-name="P58">Порядок действий:</text:p>
            <text:list xml:id="list142416160018267" text:continue-list="list142416667320066" text:style-name="L2">
              <text:list-item text:start-value="1">
                <text:p text:style-name="P102">Прибыть на место аварии, оценить обстановку.</text:p>
              </text:list-item>
              <text:list-item>
                <text:p text:style-name="P102">Использовать СИЗ.</text:p>
              </text:list-item>
              <text:list-item>
                <text:p text:style-name="P102">Принять на себя руководство ликвидацией аварии.</text:p>
              </text:list-item>
              <text:list-item>
                <text:p text:style-name="P119"><text:soft-page-break/>Организовать и проконтролировать:</text:p>
              </text:list-item>
            </text:list>
            <text:list xml:id="list142415987150079" text:continue-list="list1802914801" text:style-name="List_20_1">
              <text:list-item>
                <text:list>
                  <text:list-item>
                    <text:p text:style-name="P110">оповещение ОД ООРМ;</text:p>
                  </text:list-item>
                  <text:list-item>
                    <text:p text:style-name="P111">оцепление опасной зоны;</text:p>
                  </text:list-item>
                  <text:list-item>
                    <text:p text:style-name="P110">оповещение близлежащих цехов;</text:p>
                  </text:list-item>
                  <text:list-item>
                    <text:p text:style-name="P110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10">оказание первой помощи пострадавшим;</text:p>
              </text:list-item>
            </text:list>
            <text:list xml:id="list142415980066653" text:continue-list="list142416160018267" text:style-name="L2">
              <text:list-item>
                <text:p text:style-name="P199"><text:span text:style-name="T24">П</text:span><text:span text:style-name="T23">ри необходимости вызвать ФПС, НАСО. Направить прибывшие ФПС, НАСО к месту аварии.</text:span></text:p>
              </text:list-item>
              <text:list-item>
                <text:p text:style-name="P128">Продублировать вызов работников ЦМСЧ-91 ФМБА (при необходимости).</text:p>
              </text:list-item>
              <text:list-item>
                <text:p text:style-name="P128">Проинформировать ОД ООРМ и вышестоящее руководство о ходе работ по ликвидации последствий аварии.</text:p>
              </text:list-item>
              <text:list-item>
                <text:p text:style-name="P128">Организовать проведение утилизации продуктов аварии и проведение дегазационных мероприятий.</text:p>
              </text:list-item>
            </text:list>
            <text:p text:style-name="P133"/>
            <text:p text:style-name="P148">НАСО (при необходимости).</text:p>
            <text:p text:style-name="P164">Порядок действий:</text:p>
            <text:list xml:id="list142415075939226" text:continue-list="list142415980066653" text:style-name="L2">
              <text:list-item text:start-value="1">
                <text:p text:style-name="P128">Прибыть на место аварии и развернуться.</text:p>
              </text:list-item>
              <text:list-item>
                <text:p text:style-name="P128">Принимать участие в поиске пострадавших, сообщать информацию ответственному руководителю.</text:p>
              </text:list-item>
              <text:list-item>
                <text:p text:style-name="P128">Принимать участие в ликвидации аварии в установленном порядке.</text:p>
              </text:list-item>
            </text:list>
            <text:p text:style-name="P134"/>
            <text:p text:style-name="P134"/>
            <text:p text:style-name="P134"/>
            <text:p text:style-name="P149"><text:soft-page-break/>Работники ФГУЗ ЦМСЧ-91 ФМБА России (при необходимости).</text:p>
            <text:p text:style-name="P165">Порядок действий:</text:p>
            <text:list xml:id="list142416636473525" text:continue-list="list142415075939226" text:style-name="L2">
              <text:list-item text:start-value="1">
                <text:p text:style-name="P128">Прибыть на место аварии.</text:p>
              </text:list-item>
              <text:list-item>
                <text:p text:style-name="P128">Оказать первую помощь пострадавшим.</text:p>
              </text:list-item>
              <text:list-item>
                <text:p text:style-name="P226">При необходимости доставить пострадавших в мед. <text:span text:style-name="T43">у</text:span>чреждение.</text:p>
              </text:list-item>
            </text:list>
          </table:table-cell>
        </table:table-row>
        <table:table-row table:style-name="TableLine353450704">
          <table:table-cell table:style-name="Таблица1.A1" table:number-columns-spanned="4" office:value-type="string">
            <text:p text:style-name="P33"/>
            <text:p text:style-name="P33">Инертные газы (здание 324): углекислота (углерода диоксид), аргон, гелий, гелий (смесь), хладон (фреон). Кислород (окислитель).</text:p>
            <text:p text:style-name="P33"/>
            <text:p text:style-name="P64">Это бесцветные газы, не горючи, не токсичны, но баллоны могут взрываться при нагревании. Из перечисленных газов самым опасным является кислород.</text:p>
            <text:p text:style-name="P64"/>
          </table:table-cell>
          <table:covered-table-cell/>
          <table:covered-table-cell/>
          <table:covered-table-cell/>
        </table:table-row>
        <table:table-row table:style-name="TableLine353442000">
          <table:table-cell table:style-name="Таблица1.A1" office:value-type="string">
            <text:p text:style-name="P20">3. Воспламенение выходящего из баллона <text:span text:style-name="T2">кислорода</text:span><text:span text:style-name="T4"> при проведении погрузочно-разгрузочных работ.</text:span></text:p>
          </table:table-cell>
          <table:table-cell table:style-name="Таблица1.A1" office:value-type="string">
            <text:p text:style-name="P15">- <text:span text:style-name="T30">факельное горение газа;</text:span></text:p>
            <text:p text:style-name="P15">- <text:span text:style-name="T30">тепловой поток.</text:span></text:p>
          </table:table-cell>
          <table:table-cell table:style-name="Таблица1.A1" office:value-type="string">
            <text:list xml:id="list3774201791" text:style-name="L8">
              <text:list-item>
                <text:p text:style-name="P179">прекращение работы;</text:p>
              </text:list-item>
              <text:list-item>
                <text:p text:style-name="P179">средства связи и оповещения;</text:p>
              </text:list-item>
              <text:list-item>
                <text:p text:style-name="P179">использование средств индивидуальной защиты;</text:p>
              </text:list-item>
              <text:list-item>
                <text:p text:style-name="P179">силы и средства НАСО (при необходимости);</text:p>
              </text:list-item>
              <text:list-item>
                <text:p text:style-name="P179">силы и средства ФГКУ СУ ФПС №6 МЧС России;</text:p>
              </text:list-item>
              <text:list-item>
                <text:p text:style-name="P179">предупредительные знаки;</text:p>
              </text:list-item>
              <text:list-item>
                <text:p text:style-name="P179">сирена ручная типа РС-100;</text:p>
              </text:list-item>
              <text:list-item>
                <text:p text:style-name="P179">погрузочно-разгрузочные работы производит только обученный и аттестованный персонал;</text:p>
              </text:list-item>
              <text:list-item>
                <text:p text:style-name="P179">бочки с водой для охлаждения баллонов (рядом с местом проведения погрузочно-разгрузочных работ);</text:p>
              </text:list-item>
              <text:list-item>
                <text:p text:style-name="P179">ранцевый опрыскиватель;</text:p>
              </text:list-item>
              <text:list-item>
                <text:p text:style-name="P179"><text:soft-page-break/>ведра.</text:p>
              </text:list-item>
            </text:list>
            <text:p text:style-name="P21"/>
            <text:p text:style-name="P65">Кислород является окислителем, увеличивает способность к горению других материалов! С горючими газами образует взрывчатые смеси, масла в атмосфере кислорода самовозгораются!</text:p>
          </table:table-cell>
          <table:table-cell table:style-name="Таблица1.A1" office:value-type="string">
            <text:p text:style-name="P29">Транспортировщики, техник по хранению.</text:p>
            <text:p text:style-name="P38">Порядок действий:</text:p>
            <text:list xml:id="list142416191414944" text:continue-list="list62354678" text:style-name="L7">
              <text:list-item text:start-value="1">
                <text:p text:style-name="P86">Использовать СИЗ.</text:p>
              </text:list-item>
              <text:list-item>
                <text:p text:style-name="P86">Немедленно удалить всех посторонних лиц с места аварии.</text:p>
              </text:list-item>
              <text:list-item>
                <text:p text:style-name="P90">Подать звуковой сигнал тревоги с помощью ручной сирены.</text:p>
              </text:list-item>
              <text:list-item>
                <text:p text:style-name="P90">Немедленно сообщить в пожарную часть по тел. 01 об аварии.</text:p>
              </text:list-item>
              <text:list-item>
                <text:p text:style-name="P189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06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207"><text:soft-page-break/>При выходе у ворот, ограждающих склад баллонов, выставить предупредительный знак: Р03 «Проход запрещен», согласно ГОСТ 12.4.026-2015.</text:p>
              </text:list-item>
              <text:list-item>
                <text:p text:style-name="P207">К горящему баллону подходить нельзя.</text:p>
              </text:list-item>
              <text:list-item>
                <text:p text:style-name="P207">Охлаждать горящий баллон и соседние баллоны до полного остывания, поливая их с максимального расстояния с помощью ранцевого опрыскивателя, или поливая из бочки водой <text:span text:style-name="T31">с помощью ведра (при отсутствии ведра — из другой имеющейся емкости), а в зимнее время опустить баллоны в сугроб со снегом.</text:span></text:p>
              </text:list-item>
              <text:list-item>
                <text:p text:style-name="P211">В случае воспламенения одежды, пропитанной кислородом, следует немедленно окунуться в воду или облить пострадавшего водой. Если вода отсутствует, нужно сбросить или сорвать одежду.</text:p>
              </text:list-item>
            </text:list>
            <text:p text:style-name="P68">Не допускается сбивать пламя или закутывать пострадавшего, т. к. одежда, пропитанная кислородом, может гореть без доступа воздуха!</text:p>
            <text:p text:style-name="P68"/>
            <text:p text:style-name="P255">Руководитель группы отдела 071.</text:p>
            <text:p text:style-name="P263">Порядок действий:</text:p>
            <text:list xml:id="list142415114728402" text:continue-list="list142416636473525" text:style-name="L2">
              <text:list-item text:start-value="1">
                <text:p text:style-name="P194"><text:span text:style-name="T25">Прибыть</text:span><text:span text:style-name="T28"> </text:span><text:span text:style-name="T25">на место аварийной ситуации. Оценить обстановку.</text:span></text:p>
              </text:list-item>
              <text:list-item>
                <text:p text:style-name="P96">Использовать СИЗ.</text:p>
              </text:list-item>
              <text:list-item>
                <text:p text:style-name="P139">Продублировать сообщение об аварии в пожарную охрану по тел. 01.</text:p>
              </text:list-item>
              <text:list-item>
                <text:p text:style-name="P96"><text:soft-page-break/>Сообщить об авари<text:span text:style-name="T31">и</text:span> начальнику отдела 071 по тел. 9-52-17, ОД ООРМ по тел. 9-19-53, 9-52-60, 9-52-47.</text:p>
              </text:list-item>
              <text:list-item>
                <text:p text:style-name="P174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220">Руководить ликвидацией аварии до прибытия ответственного руководителя работ.</text:p>
              </text:list-item>
            </text:list>
            <text:p text:style-name="P223"/>
            <text:list xml:id="list142416974329089" text:continue-numbering="true" text:style-name="L2">
              <text:list-header>
                <text:p text:style-name="P142">ОД ООРМ.</text:p>
                <text:p text:style-name="P158">Порядок действий:</text:p>
              </text:list-header>
              <text:list-item text:start-value="1">
                <text:p text:style-name="P103">Оповестить аварийные службы и руководство комбината согласно списка.</text:p>
              </text:list-item>
            </text:list>
            <text:p text:style-name="P45"/>
            <text:p text:style-name="P52">Начальник отдела 071 (ответственный руководитель работ).</text:p>
            <text:p text:style-name="P59">Порядок действий:</text:p>
            <text:list xml:id="list142416800789179" text:continue-list="list142416974329089" text:style-name="L2">
              <text:list-item text:start-value="1">
                <text:p text:style-name="P103">Прибыть на место аварии, оценить обстановку.</text:p>
              </text:list-item>
              <text:list-item>
                <text:p text:style-name="P103">Использовать СИЗ.</text:p>
              </text:list-item>
              <text:list-item>
                <text:p text:style-name="P103">Принять на себя руководство ликвидацией аварии.</text:p>
              </text:list-item>
              <text:list-item>
                <text:p text:style-name="P120">Организовать и проконтролировать:</text:p>
              </text:list-item>
            </text:list>
            <text:list xml:id="list142415580519274" text:continue-list="list142415987150079" text:style-name="List_20_1">
              <text:list-item>
                <text:list>
                  <text:list-item>
                    <text:p text:style-name="P112">оповещение ОД ООРМ;</text:p>
                  </text:list-item>
                  <text:list-item>
                    <text:p text:style-name="P113">оцепление опасной зоны;</text:p>
                  </text:list-item>
                  <text:list-item>
                    <text:p text:style-name="P112">оповещение близлежащих цехов;</text:p>
                  </text:list-item>
                  <text:list-item>
                    <text:p text:style-name="P112">эвакуацию производственного <text:soft-page-break/>персонала из опасной зоны;</text:p>
                  </text:list-item>
                </text:list>
              </text:list-item>
              <text:list-item>
                <text:p text:style-name="P229">оказание первой помощи пострадавшим;</text:p>
              </text:list-item>
            </text:list>
            <text:list xml:id="list1491714074" text:style-name="L9">
              <text:list-item>
                <text:p text:style-name="P271"><text:span text:style-name="T16">П</text:span><text:span text:style-name="T11">родублировать вызов ФПС, при необходимости вызвать НАСО. Направить прибывшие ФПС, НАСО к месту аварии.</text:span></text:p>
              </text:list-item>
              <text:list-item>
                <text:p text:style-name="P231">Продублировать вызов работников ЦМСЧ-91 ФМБА (при необходимости).</text:p>
              </text:list-item>
              <text:list-item>
                <text:p text:style-name="P231">Информировать ОД ООРМ и вышестоящее руководство о ходе работ по ликвидации последствий аварии.</text:p>
              </text:list-item>
              <text:list-item>
                <text:p text:style-name="P231">Организовать проведение утилизации продуктов аварии и проведение дегазационных мероприятий.</text:p>
              </text:list-item>
            </text:list>
            <text:p text:style-name="P232"/>
            <text:p text:style-name="P259">ФГКУ СУ ФПС №6 МЧС России.</text:p>
            <text:p text:style-name="P267">Порядок действий:</text:p>
            <text:list xml:id="list1416429889" text:style-name="L10">
              <text:list-item>
                <text:p text:style-name="P234">Прибыть на место аварии.</text:p>
              </text:list-item>
              <text:list-item>
                <text:p text:style-name="P234">В соответствии с действующими в пожарной части руководящими документами и инструкциями, с учетом конкретной обстановки на месте: руководить работами по тушению пожара.</text:p>
              </text:list-item>
              <text:list-item>
                <text:p text:style-name="P272"><text:span text:style-name="T11">Держать постоянную связь с ответственным руководите</text:span><text:span text:style-name="T17">л</text:span><text:span text:style-name="T11">ем.</text:span></text:p>
              </text:list-item>
              <text:list-item>
                <text:p text:style-name="P236">Обеспечивать взаимодействие координацию действий с аварийно-спасательными формированиями.</text:p>
              </text:list-item>
            </text:list>
            <text:p text:style-name="P237"/>
            <text:p text:style-name="P237"/>
            <text:p text:style-name="P150"><text:soft-page-break/>НАСО (при необходимости).</text:p>
            <text:p text:style-name="P166">Порядок действий:</text:p>
            <text:list xml:id="list142414997326492" text:continue-list="list142416800789179" text:style-name="L2">
              <text:list-item text:start-value="1">
                <text:p text:style-name="P129">Прибыть на место аварии и развернуться.</text:p>
              </text:list-item>
              <text:list-item>
                <text:p text:style-name="P129">Принимать участие в поиске пострадавших, сообщать информацию ответственному руководителю.</text:p>
              </text:list-item>
              <text:list-item>
                <text:p text:style-name="P240">Принимать участие в ликвидации аварии в установленном порядке.</text:p>
              </text:list-item>
            </text:list>
            <text:p text:style-name="P242"/>
            <text:p text:style-name="P260">Работники ФГУЗ ЦМСЧ-91 ФМБА осси (при необходимости).</text:p>
            <text:p text:style-name="P268">Порядок действий:</text:p>
            <text:list xml:id="list2154096617" text:style-name="L11">
              <text:list-item>
                <text:p text:style-name="P245">Прибыть на место аварии.</text:p>
              </text:list-item>
              <text:list-item>
                <text:p text:style-name="P245">Оказать первую помощь пострадавшим.</text:p>
              </text:list-item>
              <text:list-item>
                <text:p text:style-name="P245">При необходимости доставить пострадавших в мед. учреждение.</text:p>
              </text:list-item>
            </text:list>
          </table:table-cell>
        </table:table-row>
        <table:table-row table:style-name="TableLine353467568">
          <table:table-cell table:style-name="Таблица1.A1" table:number-columns-spanned="4" office:value-type="string">
            <text:p text:style-name="P12"/>
            <text:p text:style-name="P34">Горючие газы (здание 324А): ацетилен, водород, бутан. Кислород (окислитель) — здание 324.</text:p>
            <text:p text:style-name="P34"/>
            <text:p text:style-name="P35">Бесцветные газы, легко воспламеняются, взрывоопасны, боятся нагрева. Водород взрывоопасен с воздухом, кислородом, хлором на свету. Бутан воспламеняется от искр пламени.</text:p>
            <text:p text:style-name="P35"/>
          </table:table-cell>
          <table:covered-table-cell/>
          <table:covered-table-cell/>
          <table:covered-table-cell/>
        </table:table-row>
        <table:table-row table:style-name="TableLine353475184">
          <table:table-cell table:style-name="Таблица1.A1" office:value-type="string">
            <text:p text:style-name="P22">4. Нагрев баллона с <text:span text:style-name="T2">ацетиленом (водородом, бутаном).</text:span></text:p>
          </table:table-cell>
          <table:table-cell table:style-name="Таблица1.A1" office:value-type="string">
            <text:list xml:id="list1841792030" text:style-name="L12">
              <text:list-header>
                <text:p text:style-name="P180">- <text:span text:style-name="T32">температура нагрева поверхноти баллона чувствуется касанием влажной руки, жжение через 2-3 сек.</text:span></text:p>
              </text:list-header>
            </text:list>
          </table:table-cell>
          <table:table-cell table:style-name="Таблица1.A1" office:value-type="string">
            <text:list xml:id="list142416141863558" text:continue-numbering="true" text:style-name="L12">
              <text:list-item>
                <text:p text:style-name="P181">средства связи и оповещения;</text:p>
              </text:list-item>
              <text:list-item>
                <text:p text:style-name="P181">использование средств индивидуальной защиты;</text:p>
              </text:list-item>
              <text:list-item>
                <text:p text:style-name="P181">силы и средства НАСО (при необходимости);</text:p>
              </text:list-item>
              <text:list-item>
                <text:p text:style-name="P181">предупредительные знаки;</text:p>
              </text:list-item>
              <text:list-item>
                <text:p text:style-name="P181">сирена ручная типа РС-100;</text:p>
              </text:list-item>
            </text:list>
            <text:p text:style-name="P182"/>
            <text:list xml:id="list142415452939292" text:continue-numbering="true" text:style-name="L12">
              <text:list-item>
                <text:p text:style-name="P181"><text:soft-page-break/>погрузочно-разгрузочные работы производит только обученный и аттестованный персонал;</text:p>
              </text:list-item>
              <text:list-item>
                <text:p text:style-name="P181">бочки с водой для охлаждения баллонов (рядом с местом проведения погрузочно-разгрузочных работ);</text:p>
              </text:list-item>
              <text:list-item>
                <text:p text:style-name="P181">ранцевый опрыскиватель;</text:p>
              </text:list-item>
              <text:list-item>
                <text:p text:style-name="P181">ведра.</text:p>
              </text:list-item>
            </text:list>
            <text:p text:style-name="P182"/>
            <text:p text:style-name="P186">Ацетилен — один из самых опасных горючих газов. Его сложно тушить, т. к. горит он очень быстро. Смешивание с кислородом провоцирует локальные взрывы.</text:p>
          </table:table-cell>
          <table:table-cell table:style-name="Таблица1.A1" office:value-type="string">
            <text:p text:style-name="P30">Транспортировщики, техник по хранению.</text:p>
            <text:p text:style-name="P39">Порядок действий:</text:p>
            <text:list xml:id="list142415127868255" text:continue-list="list142416191414944" text:style-name="L7">
              <text:list-item text:start-value="1">
                <text:p text:style-name="P87">Использовать СИЗ.</text:p>
              </text:list-item>
              <text:list-item>
                <text:p text:style-name="P87">Немедленно удалить всех посторонних лиц с места аварии <text:span text:style-name="T33">и не допускать доступа посторонних лиц</text:span>.</text:p>
              </text:list-item>
            </text:list>
            <text:p text:style-name="P63"/>
            <text:list xml:id="list142415205739486" text:continue-numbering="true" text:style-name="L7">
              <text:list-item>
                <text:p text:style-name="P91"><text:soft-page-break/>Подать звуковой сигнал тревоги с помощью ручной сирены.</text:p>
              </text:list-item>
              <text:list-item>
                <text:p text:style-name="P190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08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208">При выходе у ворот, ограждающих склад баллонов, выставить предупредительный знак: Р03 «Проход запрещен», согласно ГОСТ 12.4.026-2015.</text:p>
              </text:list-item>
              <text:list-item>
                <text:p text:style-name="P209"><text:span text:style-name="T33">Соблюдать меры пожарной безопасности</text:span>. <text:span text:style-name="T29">Открытое пламя и курение — категорически запрещены! Ацетилен взрывоопасен!</text:span></text:p>
              </text:list-item>
              <text:list-item>
                <text:p text:style-name="P212"><text:span text:style-name="T33">П</text:span>ри обнаружении горячего баллона, проверить закрыт ли вентиль. Горячий баллон перемещать нельзя.</text:p>
              </text:list-item>
              <text:list-item>
                <text:p text:style-name="P210">Охлаждать баллон с <text:span text:style-name="T33">безопасного</text:span> расстояния с помощью ранцевого опрыскивателя, или поливая из бочки водой <text:span text:style-name="T31">с помощью ведра (при отсутствии ведра — из другой имеющейся емкости), а в зимнее время опустить баллоны в сугроб со снегом.</text:span></text:p>
              </text:list-item>
            </text:list>
            <text:p text:style-name="P67"/>
            <text:p text:style-name="P256">Руководитель группы отдела 071.</text:p>
            <text:p text:style-name="P264">Порядок действий:</text:p>
            <text:list xml:id="list142417122465843" text:continue-list="list142414997326492" text:style-name="L2">
              <text:list-item text:start-value="1">
                <text:p text:style-name="P195"><text:span text:style-name="T25">Прибыть</text:span><text:span text:style-name="T28"> </text:span><text:span text:style-name="T25">на место авари</text:span><text:span text:style-name="T27">и</text:span><text:span text:style-name="T25">. Оценить </text:span><text:soft-page-break/><text:span text:style-name="T25">обстановку.</text:span></text:p>
              </text:list-item>
              <text:list-item>
                <text:p text:style-name="P247">Использовать СИЗ.</text:p>
              </text:list-item>
              <text:list-item>
                <text:p text:style-name="P97">Сообщить об авари<text:span text:style-name="T31">и</text:span> начальнику отдела 071 по тел. 9-52-17, ОД ООРМ по тел. 9-19-53, 9-52-60, 9-52-47.</text:p>
              </text:list-item>
              <text:list-item>
                <text:p text:style-name="P175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221">Руководить ликвидацией аварии до прибытия ответственного руководителя работ.</text:p>
              </text:list-item>
            </text:list>
            <text:p text:style-name="P224"/>
            <text:list xml:id="list142416276261872" text:continue-numbering="true" text:style-name="L2">
              <text:list-header>
                <text:p text:style-name="P143">ОД ООРМ.</text:p>
                <text:p text:style-name="P159">Порядок действий:</text:p>
              </text:list-header>
              <text:list-item text:start-value="1">
                <text:p text:style-name="P104">Оповестить аварийные службы и руководство комбината согласно списка.</text:p>
              </text:list-item>
            </text:list>
            <text:p text:style-name="P46"/>
            <text:p text:style-name="P53">Начальник отдела 071 (ответственный руководитель работ).</text:p>
            <text:p text:style-name="P60">Порядок действий:</text:p>
            <text:list xml:id="list142416539935116" text:continue-list="list142416276261872" text:style-name="L2">
              <text:list-item text:start-value="1">
                <text:p text:style-name="P104">Прибыть на место аварии, оценить обстановку.</text:p>
              </text:list-item>
              <text:list-item>
                <text:p text:style-name="P104">Использовать СИЗ.</text:p>
              </text:list-item>
              <text:list-item>
                <text:p text:style-name="P104">Принять на себя руководство ликвидацией аварии.</text:p>
              </text:list-item>
              <text:list-item>
                <text:p text:style-name="P121">Организовать и проконтролировать:</text:p>
              </text:list-item>
            </text:list>
            <text:list xml:id="list142416259098266" text:continue-list="list142415580519274" text:style-name="List_20_1">
              <text:list-item>
                <text:list>
                  <text:list-item>
                    <text:p text:style-name="P114">оповещение ОД ООРМ;</text:p>
                  </text:list-item>
                  <text:list-item>
                    <text:p text:style-name="P115">оцепление опасной зоны;</text:p>
                  </text:list-item>
                  <text:list-item>
                    <text:p text:style-name="P114"><text:soft-page-break/>оповещение близлежащих цехов;</text:p>
                  </text:list-item>
                  <text:list-item>
                    <text:p text:style-name="P114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230">оказание первой помощи пострадавшим;</text:p>
              </text:list-item>
            </text:list>
            <text:list xml:id="list2452069557" text:style-name="L13">
              <text:list-item>
                <text:p text:style-name="P249">При необходимости вызвать ФПС, НАСО. Направить прибывшие ФПС, НАСО к месту аварии.</text:p>
              </text:list-item>
              <text:list-item>
                <text:p text:style-name="P233">Продублировать вызов работников ЦМСЧ-91 ФМБА (при необходимости).</text:p>
              </text:list-item>
              <text:list-item>
                <text:p text:style-name="P233">Информировать ОД ООРМ и вышестоящее руководство о ходе работ по ликвидации последствий аварии.</text:p>
              </text:list-item>
              <text:list-item>
                <text:p text:style-name="P233">Организовать проведение утилизации продуктов аварии и проведение дегазационных мероприятий.</text:p>
              </text:list-item>
            </text:list>
            <text:p text:style-name="P69"/>
            <text:p text:style-name="P151">НАСО (при необходимости).</text:p>
            <text:p text:style-name="P167">Порядок действий:</text:p>
            <text:list xml:id="list142415084863579" text:continue-list="list142416539935116" text:style-name="L2">
              <text:list-item text:start-value="1">
                <text:p text:style-name="P130">Прибыть на место аварии и развернуться.</text:p>
              </text:list-item>
              <text:list-item>
                <text:p text:style-name="P130">Принимать участие в поиске пострадавших, сообщать информацию ответственному руководителю.</text:p>
              </text:list-item>
              <text:list-item>
                <text:p text:style-name="P241">Принимать участие в ликвидации аварии в установленном порядке.</text:p>
              </text:list-item>
            </text:list>
            <text:p text:style-name="P243"/>
            <text:p text:style-name="P261">Работники ФГУЗ ЦМСЧ-91 ФМБА осси (при необходимости).</text:p>
            <text:p text:style-name="P269">Порядок действий:</text:p>
            <text:list xml:id="list1697815155" text:style-name="L14">
              <text:list-item>
                <text:p text:style-name="P246">Прибыть на место аварии.</text:p>
              </text:list-item>
              <text:list-item>
                <text:p text:style-name="P274"><text:span text:style-name="T11">Оказать первую помощь </text:span><text:soft-page-break/><text:span text:style-name="T11">пострадавшим.</text:span></text:p>
              </text:list-item>
              <text:list-item>
                <text:p text:style-name="P246">При необходимости доставить пострадавших в мед. учреждение.</text:p>
              </text:list-item>
            </text:list>
          </table:table-cell>
        </table:table-row>
        <table:table-row table:style-name="TableLine353433024">
          <table:table-cell table:style-name="Таблица1.A1" office:value-type="string">
            <text:p text:style-name="P23"><text:span text:style-name="T34">5. </text:span>Утечка <text:span text:style-name="T2">ацетилена (водорода, бутана, кислорода)</text:span><text:span text:style-name="T4"> из баллона при проведении погрузочно-разгрузочных работ.</text:span></text:p>
          </table:table-cell>
          <table:table-cell table:style-name="Таблица1.A1" office:value-type="string">
            <text:list xml:id="list1793118818" text:style-name="L15">
              <text:list-item>
                <text:p text:style-name="P277">резкий запах (кислород без запаха);</text:p>
              </text:list-item>
            </text:list>
            <text:list xml:id="list142417000904131" text:continue-list="list142415452939292" text:style-name="L12">
              <text:list-item>
                <text:p text:style-name="P275">шум (свист), создаваемый истекающим из баллона газом.</text:p>
              </text:list-item>
            </text:list>
          </table:table-cell>
          <table:table-cell table:style-name="Таблица1.A1" office:value-type="string">
            <text:list xml:id="list142416862394756" text:continue-list="list1793118818" text:style-name="L15">
              <text:list-item>
                <text:p text:style-name="P276">прекращение работы;</text:p>
              </text:list-item>
              <text:list-item>
                <text:p text:style-name="P276">средства связи и оповещения;</text:p>
              </text:list-item>
              <text:list-item>
                <text:p text:style-name="P276">сирена ручная типа РС-100;</text:p>
              </text:list-item>
              <text:list-item>
                <text:p text:style-name="P276">обеспечение требований пожарной безопасности;</text:p>
              </text:list-item>
              <text:list-item>
                <text:p text:style-name="P276">использование средств индивидуальной защиты;</text:p>
              </text:list-item>
              <text:list-item>
                <text:p text:style-name="P276">предупредительные знаки;</text:p>
              </text:list-item>
              <text:list-item>
                <text:p text:style-name="P276">погрузочно-разгрузочные работы производит только обученный и аттестованный персонал;</text:p>
              </text:list-item>
              <text:list-item>
                <text:p text:style-name="P276">силы и средства НАСО (при необходимости).</text:p>
              </text:list-item>
            </text:list>
          </table:table-cell>
          <table:table-cell table:style-name="Таблица1.A1" office:value-type="string">
            <text:p text:style-name="P31">Транспортировщики, техник по хранению.</text:p>
            <text:p text:style-name="P40">Порядок действий:</text:p>
            <text:list xml:id="list142415172857828" text:continue-list="list142415205739486" text:style-name="L7">
              <text:list-item text:start-value="1">
                <text:p text:style-name="P88">Использовать СИЗ.</text:p>
              </text:list-item>
              <text:list-item>
                <text:p text:style-name="P88">Немедленно удалить всех посторонних лиц с места аварии, держаться с наветренной стороны.</text:p>
              </text:list-item>
              <text:list-item>
                <text:p text:style-name="P88">Подать звуковой сигнал тревоги с помощью ручной сирены.</text:p>
              </text:list-item>
              <text:list-item>
                <text:p text:style-name="P191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03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203">При выходе у ворот, ограждающих склад баллонов, выставить предупредительный знак: <text:span text:style-name="T19">Р</text:span><text:span text:style-name="T11">03 «</text:span><text:span text:style-name="T19">Проход запрещен</text:span><text:span text:style-name="T11">» согласно ГОСТ 12.4.026-2015.</text:span></text:p>
              </text:list-item>
              <text:list-item>
                <text:p text:style-name="P203"><text:span text:style-name="T11">Соблюдать меры пожарной безопасности. </text:span><text:span text:style-name="T14">Избегать контакта с вытекающим газом! Открытое пламя и курение — категорически запрещены!</text:span></text:p>
              </text:list-item>
              <text:list-item>
                <text:p text:style-name="P213"><text:span text:style-name="T11">Вентиль баллона, по возможности, быстро ЗАКРЫТЬ специальным ключом в безыскровом исполнении. </text:span><text:span text:style-name="T13">Ацетилен взрывоопасен!</text:span></text:p>
              </text:list-item>
              <text:list-item>
                <text:p text:style-name="P213"><text:soft-page-break/><text:span text:style-name="T11">Если вентиль перекрыть невозможно, переместить баллон подальше от </text:span><text:span text:style-name="T20">источников воспламенения и дать газу вытечь из баллона.</text:span></text:p>
              </text:list-item>
              <text:list-item>
                <text:p text:style-name="P250">Изолировать район пока газ не рассеется.</text:p>
              </text:list-item>
              <text:list-item>
                <text:p text:style-name="P204"><text:span text:style-name="T11">Провести дегазационные мероприятия после проведения работ по ликвидации аварии: сдать спецодежду в цех 092 на участок подготовки спецодежды </text:span><text:span text:style-name="T21">спецодежду после кислорода проветрить)</text:span><text:span text:style-name="T11">, перчатки утилизировать в специальный контейнер.</text:span></text:p>
              </text:list-item>
            </text:list>
            <text:p text:style-name="P217"/>
            <text:p text:style-name="P257">Руководитель группы отдела 071.</text:p>
            <text:p text:style-name="P265">Порядок действий:</text:p>
            <text:list xml:id="list142416230840048" text:continue-list="list142415084863579" text:style-name="L2">
              <text:list-item text:start-value="1">
                <text:p text:style-name="P196"><text:span text:style-name="T25">Прибыть</text:span><text:span text:style-name="T28"> </text:span><text:span text:style-name="T25">на место аварийной ситуации. Оценить обстановку.</text:span></text:p>
              </text:list-item>
              <text:list-item>
                <text:p text:style-name="P98">Использовать СИЗ.</text:p>
              </text:list-item>
              <text:list-item>
                <text:p text:style-name="P98">Сообщить об авари<text:span text:style-name="T35">и</text:span> начальнику отдела 071 по тел. 9-52-17, <text:s/>ОД ООРМ по тел. 9-19-53, 9-52-60, 9-52-47.</text:p>
              </text:list-item>
              <text:list-item>
                <text:p text:style-name="P176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222">Руководить ликвидацией аварии до прибытия ответственного руководителя работ.</text:p>
              </text:list-item>
            </text:list>
            <text:p text:style-name="P54"><text:soft-page-break/></text:p>
            <text:p text:style-name="P54">ОД ООРМ.</text:p>
            <text:list xml:id="list142416868606499" text:continue-numbering="true" text:style-name="L2">
              <text:list-header>
                <text:p text:style-name="P160">Порядок действий:</text:p>
              </text:list-header>
              <text:list-item text:start-value="1">
                <text:p text:style-name="P105">Оповестить аварийные службы и руководство комбината согласно списка.</text:p>
              </text:list-item>
            </text:list>
            <text:p text:style-name="P47"/>
            <text:p text:style-name="P54">Начальник отдела 071 (ответственный руководитель работ).</text:p>
            <text:p text:style-name="P61">Порядок действий:</text:p>
            <text:list xml:id="list142416096043383" text:continue-list="list142416868606499" text:style-name="L2">
              <text:list-item text:start-value="1">
                <text:p text:style-name="P105">Прибыть на место аварии, оценить обстановку.</text:p>
              </text:list-item>
              <text:list-item>
                <text:p text:style-name="P105">Использовать СИЗ.</text:p>
              </text:list-item>
              <text:list-item>
                <text:p text:style-name="P105">Принять на себя руководство ликвидацией аварии.</text:p>
              </text:list-item>
              <text:list-item>
                <text:p text:style-name="P122">Организовать и проконтролировать:</text:p>
              </text:list-item>
            </text:list>
            <text:list xml:id="list142415702732725" text:continue-list="list142416259098266" text:style-name="List_20_1">
              <text:list-item>
                <text:list>
                  <text:list-item>
                    <text:p text:style-name="P116">оповещение ОД ООРМ;</text:p>
                  </text:list-item>
                  <text:list-item>
                    <text:p text:style-name="P117">оцепление опасной зоны;</text:p>
                  </text:list-item>
                  <text:list-item>
                    <text:p text:style-name="P116">оповещение близлежащих цехов;</text:p>
                  </text:list-item>
                  <text:list-item>
                    <text:p text:style-name="P116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16">оказание первой помощи пострадавшим;</text:p>
              </text:list-item>
            </text:list>
            <text:list xml:id="list142415380964396" text:continue-list="list142416096043383" text:style-name="L2">
              <text:list-item>
                <text:p text:style-name="P200"><text:span text:style-name="T24">П</text:span><text:span text:style-name="T23">ри необходимости вызвать ФПС, НАСО. Направить прибывшие ФПС, НАСО к месту аварии.</text:span></text:p>
              </text:list-item>
              <text:list-item>
                <text:p text:style-name="P131">Продублировать вызов работников ЦМСЧ-91 ФМБА (при необходимости).</text:p>
              </text:list-item>
              <text:list-item>
                <text:p text:style-name="P131">Проинформировать ОД ООРМ и вышестоящее руководство о ходе работ по ликвидации последствий аварии.</text:p>
              </text:list-item>
              <text:list-item>
                <text:p text:style-name="P200"><text:span text:style-name="T23">Организовать проведение утилизации продуктов аварии и проведение </text:span><text:soft-page-break/><text:span text:style-name="T23">дегазационных мероприятий.</text:span></text:p>
              </text:list-item>
            </text:list>
            <text:p text:style-name="P152">НАСО (при необходимости).</text:p>
            <text:p text:style-name="P168">Порядок действий:</text:p>
            <text:list xml:id="list142416430305065" text:continue-list="list142415380964396" text:style-name="L2">
              <text:list-item text:start-value="1">
                <text:p text:style-name="P131">Прибыть на место аварии и развернуться.</text:p>
              </text:list-item>
              <text:list-item>
                <text:p text:style-name="P131">Принимать участие в поиске пострадавших, сообщать информацию ответственному руководителю.</text:p>
              </text:list-item>
              <text:list-item>
                <text:p text:style-name="P131">Принимать участие в ликвидации аварии в установленном порядке.</text:p>
              </text:list-item>
            </text:list>
            <text:p text:style-name="P135"/>
            <text:p text:style-name="P153">Работники ФГУЗ ЦМСЧ-91 ФМБА России (при необходимости).</text:p>
            <text:p text:style-name="P169">Порядок действий:</text:p>
            <text:list xml:id="list142415533013331" text:continue-list="list142416430305065" text:style-name="L2">
              <text:list-item text:start-value="1">
                <text:p text:style-name="P131">Прибыть на место аварии.</text:p>
              </text:list-item>
              <text:list-item>
                <text:p text:style-name="P131">Оказать первую помощь пострадавшим.</text:p>
              </text:list-item>
              <text:list-item>
                <text:p text:style-name="P227">При необходимости доставить пострадавших в мед. учреждение.</text:p>
              </text:list-item>
            </text:list>
          </table:table-cell>
        </table:table-row>
        <table:table-row table:style-name="TableLine353471648">
          <table:table-cell table:style-name="Таблица1.A1" office:value-type="string">
            <text:p text:style-name="P24">6. Воспламенение входящего из баллона <text:span text:style-name="T2">ацетилена (водорода, бутана)</text:span><text:span text:style-name="T4"> при проведении погрузочно-разгрузочных работ.</text:span></text:p>
          </table:table-cell>
          <table:table-cell table:style-name="Таблица1.A1" office:value-type="string">
            <text:list xml:id="list142415097539396" text:continue-list="list142415702732725" text:style-name="List_20_1">
              <text:list-item>
                <text:p text:style-name="P183">факельное горение газа;</text:p>
              </text:list-item>
              <text:list-item>
                <text:p text:style-name="P183">тепловой поток.</text:p>
              </text:list-item>
            </text:list>
          </table:table-cell>
          <table:table-cell table:style-name="Таблица1.A1" office:value-type="string">
            <text:list xml:id="list142416912397105" text:continue-numbering="true" text:style-name="List_20_1">
              <text:list-item>
                <text:p text:style-name="P184">прекращение работы;</text:p>
              </text:list-item>
              <text:list-item>
                <text:p text:style-name="P185">средства связи и оповещения;</text:p>
              </text:list-item>
              <text:list-item>
                <text:p text:style-name="P185">использование средств индивидуальной защиты;</text:p>
              </text:list-item>
              <text:list-item>
                <text:p text:style-name="P185">силы и средства НАСО (при необходимости);</text:p>
              </text:list-item>
              <text:list-item>
                <text:p text:style-name="P185">силы и средства ФГКУ СУ ФПС №6 МЧС России;</text:p>
              </text:list-item>
              <text:list-item>
                <text:p text:style-name="P185">предупредительные знаки;</text:p>
              </text:list-item>
              <text:list-item>
                <text:p text:style-name="P185">сирена ручная типа РС-100;</text:p>
              </text:list-item>
              <text:list-item>
                <text:p text:style-name="P185">погрузочно-разгрузочные работы производит только обученный и аттестованный персонал;</text:p>
              </text:list-item>
              <text:list-item>
                <text:p text:style-name="P185"><text:soft-page-break/>бочки с водой для охлаждения баллонов (рядом с местом проведения погрузочно-разгрузочных работ);</text:p>
              </text:list-item>
              <text:list-item>
                <text:p text:style-name="P185">ранцевый опрыскиватель;</text:p>
              </text:list-item>
              <text:list-item>
                <text:p text:style-name="P185">ведра.</text:p>
              </text:list-item>
            </text:list>
            <text:p text:style-name="P25"/>
            <text:p text:style-name="P66">Ацетилен — один из самых опасных горючих газов. Его сложно тушить, т. к. горит он очень быстро. Смешивание с кислородом провоцирует локальные взрывы.</text:p>
          </table:table-cell>
          <table:table-cell table:style-name="Таблица1.A1" office:value-type="string">
            <text:p text:style-name="P32">Транспортировщики, техник по хранению.</text:p>
            <text:p text:style-name="P41">Порядок действий:</text:p>
            <text:list xml:id="list142416434247275" text:continue-list="list142415172857828" text:style-name="L7">
              <text:list-item text:start-value="1">
                <text:p text:style-name="P89">Использовать СИЗ.</text:p>
              </text:list-item>
              <text:list-item>
                <text:p text:style-name="P89">Немедленно удалить всех посторонних лиц с места аварии <text:span text:style-name="T36">и не допускать доступа посторонних лиц.</text:span></text:p>
              </text:list-item>
              <text:list-item>
                <text:p text:style-name="P89">Подать звуковой сигнал тревоги с помощью ручной сирены.</text:p>
              </text:list-item>
              <text:list-item>
                <text:p text:style-name="P92">Немедленно сообщить в пожарную часть по тел. 01 об аварии.</text:p>
              </text:list-item>
              <text:list-item>
                <text:p text:style-name="P192">Сообщить руководителю группы по тел. 9-18-51, ОД ООРМ по тел. 9-19-53,9-<text:soft-page-break/>52-60, 9-52-47, персоналу отдела 071 и окружающему персоналу.</text:p>
              </text:list-item>
              <text:list-item>
                <text:p text:style-name="P205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205">При выходе у ворот, ограждающих склад баллонов, выставить предупредительный знак: <text:span text:style-name="T19">Р</text:span><text:span text:style-name="T11">03 «</text:span><text:span text:style-name="T19">Проход запрещен</text:span><text:span text:style-name="T11">» согласно ГОСТ 12.4.026-2015.</text:span></text:p>
              </text:list-item>
              <text:list-item>
                <text:p text:style-name="P214"><text:span text:style-name="T11">К горящему баллону не подходить. </text:span><text:span text:style-name="T13">Ацетилен взрывоопасен!</text:span></text:p>
              </text:list-item>
              <text:list-item>
                <text:p text:style-name="P251">Пламя тушить нельзя, т. к. утекающий газ может вызвать взрыв.</text:p>
              </text:list-item>
              <text:list-item>
                <text:p text:style-name="P251">Обеспечить низкую температуру баллонов, охлаждая горящий баллон и соседние баллоны, поливая их с максимального расстояния с помощью ранцевого опрыскивателя, или поливая баллон из бочки водой из ведра (при отсутствии ведра — из другой имеющейся емкости), а в зимнее время опустить баллоны в сугроб со снегом.</text:p>
              </text:list-item>
              <text:list-item>
                <text:p text:style-name="P216">Провести дегазационные мероприятия после проведения работ по ликвидации аварии: сдать спецодежду в цех 092 на участок подготовки спецодежды, перчатки утилизировать в специальный контейнер.</text:p>
              </text:list-item>
            </text:list>
            <text:p text:style-name="P218"/>
            <text:p text:style-name="P258">Руководитель группы отдела 071.</text:p>
            <text:p text:style-name="P266">Порядок действий:</text:p>
            <text:list xml:id="list142416104578225" text:continue-list="list142416434247275" text:style-name="L7">
              <text:list-item text:start-value="1">
                <text:p text:style-name="P197"><text:soft-page-break/><text:span text:style-name="T25">Прибыть</text:span><text:span text:style-name="T28"> </text:span><text:span text:style-name="T25">на место аварии. Оценить обстановку.</text:span></text:p>
              </text:list-item>
              <text:list-item>
                <text:p text:style-name="P248">Использовать СИЗ.</text:p>
              </text:list-item>
              <text:list-item>
                <text:p text:style-name="P252">Продублировать сообщение об аварии в пожарную охрану по телефону 01.</text:p>
              </text:list-item>
              <text:list-item>
                <text:p text:style-name="P99">Сообщить об авари<text:span text:style-name="T35">и</text:span> начальнику отдела 071 по тел. 9-52-17, <text:s/>ОД ООРМ по тел. 9-19-53, 9-52-60, 9-52-47.</text:p>
              </text:list-item>
              <text:list-item>
                <text:p text:style-name="P177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225">Руководить ликвидацией аварии до прибытия ответственного руководителя работ.</text:p>
                <text:p text:style-name="P144"/>
              </text:list-item>
            </text:list>
            <text:p text:style-name="P55">ОД ООРМ.</text:p>
            <text:list xml:id="list142415931371945" text:continue-numbering="true" text:style-name="L7">
              <text:list-header>
                <text:p text:style-name="P161">Порядок действий:</text:p>
              </text:list-header>
              <text:list-item text:start-value="1">
                <text:p text:style-name="P106">Оповестить аварийные службы и руководство комбината согласно списка.</text:p>
              </text:list-item>
            </text:list>
            <text:p text:style-name="P48"/>
            <text:p text:style-name="P55">Начальник отдела 071 (ответственный руководитель работ).</text:p>
            <text:p text:style-name="P62">Порядок действий:</text:p>
            <text:list xml:id="list142415593522935" text:continue-list="list142415931371945" text:style-name="L7">
              <text:list-item text:start-value="1">
                <text:p text:style-name="P106">Прибыть на место аварии, оценить обстановку.</text:p>
              </text:list-item>
              <text:list-item>
                <text:p text:style-name="P106">Использовать СИЗ.</text:p>
              </text:list-item>
              <text:list-item>
                <text:p text:style-name="P106">Принять на себя руководство ликвидацией аварии.</text:p>
              </text:list-item>
              <text:list-item>
                <text:p text:style-name="P123"><text:soft-page-break/>Организовать и проконтролировать:</text:p>
              </text:list-item>
            </text:list>
            <text:list xml:id="list142416156220949" text:continue-list="list142416912397105" text:style-name="List_20_1">
              <text:list-item>
                <text:list>
                  <text:list-item>
                    <text:p text:style-name="P118">оповещение ОД ООРМ;</text:p>
                  </text:list-item>
                  <text:list-item>
                    <text:p text:style-name="P118">оцепление опасной зоны;</text:p>
                  </text:list-item>
                  <text:list-item>
                    <text:p text:style-name="P118">оповещение близлежащих цехов;</text:p>
                  </text:list-item>
                  <text:list-item>
                    <text:p text:style-name="P118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18">оказание первой помощи пострадавшим;</text:p>
              </text:list-item>
            </text:list>
            <text:list xml:id="list142415726566995" text:continue-list="list142415593522935" text:style-name="L7">
              <text:list-item>
                <text:p text:style-name="P201"><text:span text:style-name="T26">Продублировать вызов ФПС, п</text:span><text:span text:style-name="T23">ри необходимости вызвать НАСО. Направить прибывшие ФПС, НАСО к месту аварии.</text:span></text:p>
              </text:list-item>
              <text:list-item>
                <text:p text:style-name="P136">Продублировать вызов работников ЦМСЧ-91 ФМБА (при необходимости).</text:p>
              </text:list-item>
              <text:list-item>
                <text:p text:style-name="P136">Проинформировать ОД ООРМ и вышестоящее руководство о ходе работ по ликвидации последствий аварии.</text:p>
              </text:list-item>
              <text:list-item>
                <text:p text:style-name="P244">Организовать проведение утилизации продуктов аварии и проведение дегазационных мероприятий.</text:p>
              </text:list-item>
            </text:list>
            <text:p text:style-name="P70"/>
            <text:p text:style-name="P71">ФГКУ СУ ФПС №6 МЧС России.</text:p>
            <text:p text:style-name="P270">Порядок действий:</text:p>
            <text:list xml:id="list2653385446" text:style-name="L16">
              <text:list-item>
                <text:p text:style-name="P253">Прибыть на место аварии.</text:p>
              </text:list-item>
              <text:list-item>
                <text:p text:style-name="P235">В соответствии с действующими в пожарной части руководящими документами и инструкциями, с учетом конкретной обстановки на месте: руководить работами по тушению пожара.</text:p>
              </text:list-item>
              <text:list-item>
                <text:p text:style-name="P273"><text:span text:style-name="T11">Держать постоянную связь с ответственным руководите</text:span><text:span text:style-name="T17">л</text:span><text:span text:style-name="T11">ем.</text:span></text:p>
              </text:list-item>
              <text:list-item>
                <text:p text:style-name="P238"><text:soft-page-break/>Обеспечивать взаимодействие <text:span text:style-name="T44">и </text:span><text:s/>координацию действий с аварийно-спасательными формированиями.</text:p>
              </text:list-item>
            </text:list>
            <text:p text:style-name="P239"/>
            <text:p text:style-name="P154">НАСО (при необходимости).</text:p>
            <text:p text:style-name="P170">Порядок действий:</text:p>
            <text:list xml:id="list142417056200678" text:continue-list="list142415533013331" text:style-name="L2">
              <text:list-item text:start-value="1">
                <text:p text:style-name="P132">Прибыть на место аварии и развернуться.</text:p>
              </text:list-item>
              <text:list-item>
                <text:p text:style-name="P132">Принимать участие в поиске пострадавших, сообщать информацию ответственному руководителю.</text:p>
              </text:list-item>
              <text:list-item>
                <text:p text:style-name="P132">Принимать участие в ликвидации аварии в установленном порядке.</text:p>
              </text:list-item>
            </text:list>
            <text:p text:style-name="P137"/>
            <text:p text:style-name="P155">Работники ФГУЗ ЦМСЧ-91 ФМБА России (при необходимости).</text:p>
            <text:p text:style-name="P171">Порядок действий:</text:p>
            <text:list xml:id="list142415550940714" text:continue-list="list142417056200678" text:style-name="L2">
              <text:list-item text:start-value="1">
                <text:p text:style-name="P132">Прибыть на место аварии.</text:p>
              </text:list-item>
              <text:list-item>
                <text:p text:style-name="P132">Оказать первую помощь пострадавшим.</text:p>
              </text:list-item>
              <text:list-item>
                <text:p text:style-name="P228">При необходимости доставить пострадавших в мед. учреждение.</text:p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9">Перечень средств индивидуальной защиты (далее СИЗ):</text:p>
      <text:list xml:id="list3217014201" text:style-name="L17">
        <text:list-item>
          <text:p text:style-name="P72"><text:span text:style-name="T4">фильтрующий промышленный противогаз марки </text:span><text:span text:style-name="T18">ПФМГ-96 (маска МАГ) ТУ 2568-123-05795731-2003 с фильтром ДОТ 460 </text:span><text:span text:style-name="T10">A1B1E1K2CO</text:span><text:span text:style-name="T37">2</text:span><text:span text:style-name="T38">SX;</text:span></text:p>
        </text:list-item>
        <text:list-item>
          <text:p text:style-name="P76">перчатки из щелочестойкой резины ГОСТ 20010-93;</text:p>
        </text:list-item>
        <text:list-item>
          <text:p text:style-name="P76">резиновые сапоги ГОСТ 5357-79;</text:p>
        </text:list-item>
        <text:list-item>
          <text:p text:style-name="P74"><text:soft-page-break/><text:span text:style-name="T39">спецодежда (халат хлопчатобумажный ГОСТ 12.4.131-83 или одежда специальная для </text:span><text:span text:style-name="T40">защиты от общих производственных загрязнений и механических воздействий ГОСТ 12.4.280-2014</text:span><text:span text:style-name="T39">);</text:span></text:p>
        </text:list-item>
        <text:list-item>
          <text:p text:style-name="P78">ботинки кожаные с защитным подноском ГОСТ 28507;</text:p>
        </text:list-item>
        <text:list-item>
          <text:p text:style-name="P78">рукавицы комбинированные ГОСТ 12.4.010 при наружных работах в зимний период;</text:p>
        </text:list-item>
        <text:list-item>
          <text:p text:style-name="P78">куртка на утепляющей прокладке ГОСТ 12.4.303.</text:p>
        </text:list-item>
      </text:list>
      <text:p text:style-name="P8"/>
      <text:p text:style-name="P8"/>
      <text:p text:style-name="P10">Перечень <text:span text:style-name="T42">нейтрализующих веществ</text:span> (<text:span text:style-name="T42">при необходимости</text:span>):</text:p>
      <text:list xml:id="list142415631199264" text:continue-numbering="true" text:style-name="L17">
        <text:list-item>
          <text:p text:style-name="P73"><text:span text:style-name="T41">бочки с водой, установленные возле склада (зд. 324, 324А), рядом с местом проведения погрузочно-разгрузочных работ</text:span><text:span text:style-name="T38">;</text:span></text:p>
        </text:list-item>
        <text:list-item>
          <text:p text:style-name="P75"><text:span text:style-name="T40">огнетушители порощковые</text:span><text:span text:style-name="T39">;</text:span></text:p>
        </text:list-item>
      </text:list>
      <text:p text:style-name="P77"/>
      <text:p text:style-name="P77"/>
      <text:p text:style-name="P79">СОГЛАСОВАНО:</text:p>
      <text:p text:style-name="P79">Начальник отдела 063 <text:span text:style-name="T1"><text:tab/><text:tab/><text:tab/></text:span> Лебедев Е.А.</text:p>
      <text:p text:style-name="P80">Начальник отдела 058 <text:span text:style-name="T1"><text:tab/><text:tab/><text:tab/></text:span> Шумай М.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space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−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0.8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2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1T14:24:14.705000000</dc:date>
    <meta:editing-duration>P1DT32M49S</meta:editing-duration>
    <meta:editing-cycles>38</meta:editing-cycles>
    <meta:generator>LibreOffice/7.2.4.1$Windows_X86_64 LibreOffice_project/27d75539669ac387bb498e35313b970b7fe9c4f9</meta:generator>
    <meta:document-statistic meta:table-count="1" meta:image-count="0" meta:object-count="0" meta:page-count="24" meta:paragraph-count="400" meta:word-count="3305" meta:character-count="24431" meta:non-whitespace-character-count="21760"/>
  </office:meta>
</office:document-meta>
</file>